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23"/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ffff00"/>
    </style:style>
    <style:style style:name="ce7" style:family="table-cell" style:parent-style-name="Default" style:data-style-name="N123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2" table:default-cell-style-name="ce4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2" table:default-cell-style-name="ce7"/>
        <table:table-column table:style-name="co6" table:number-columns-repeated="2" table:default-cell-style-name="ce4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7-rate</text:p>
          </table:table-cell>
          <table:table-cell office:value-type="string" calcext:value-type="string">
            <text:p>9-rate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counted_ps</text:p>
          </table:table-cell>
          <table:table-cell/>
          <table:table-cell table:style-name="ce4" office:value-type="string" calcext:value-type="string">
            <text:p>Pavel</text:p>
          </table:table-cell>
          <table:table-cell table:style-name="ce4" office:value-type="string" calcext:value-type="string">
            <text:p>Babiš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abiš</text:p>
          </table:table-cell>
        </table:table-row>
        <table:table-row table:style-name="ro1">
          <table:table-cell table:style-name="ce1" office:value-type="date" office:date-value="2018-01-27T14:20:00" calcext:value-type="date">
            <text:p>2018-01-27T14:20: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C2]" office:value-type="float" office:value="59" calcext:value-type="float">
            <text:p>59</text:p>
          </table:table-cell>
          <table:table-cell table:style-name="ce2" table:formula="of:=[.D2]/[.$D$39]*100" office:value-type="float" office:value="0.396398817522171" calcext:value-type="float">
            <text:p>0.40</text:p>
          </table:table-cell>
          <table:table-cell table:style-name="ce4" office:value-type="float" office:value="57.4426953880144" calcext:value-type="float">
            <text:p>57.443</text:p>
          </table:table-cell>
          <table:table-cell table:style-name="ce4" office:value-type="float" office:value="42.5573046119856" calcext:value-type="float">
            <text:p>42.557</text:p>
          </table:table-cell>
          <table:table-cell table:formula="of:=[.F2]/[.F$39]" office:value-type="float" office:value="1.11817350286876" calcext:value-type="float">
            <text:p>1.118</text:p>
          </table:table-cell>
          <table:table-cell table:formula="of:=[.G2]/[.G$39]" office:value-type="float" office:value="0.875158664623235" calcext:value-type="float">
            <text:p>0.875</text:p>
          </table:table-cell>
          <table:table-cell table:number-columns-repeated="3"/>
          <table:table-cell table:style-name="ce1" office:value-type="date" office:date-value="2023-01-14T14:20:00" calcext:value-type="date">
            <text:p>2023-01-14T14:20:00</text:p>
          </table:table-cell>
          <table:table-cell office:value-type="float" office:value="1" calcext:value-type="float">
            <text:p>1</text:p>
          </table:table-cell>
          <table:table-cell office:value-type="float" office:value="0.00199607314582061" calcext:value-type="float">
            <text:p>0.00199607314582061</text:p>
          </table:table-cell>
          <table:table-cell office:value-type="float" office:value="2" calcext:value-type="float">
            <text:p>2</text:p>
          </table:table-cell>
          <table:table-cell table:style-name="ce5" table:formula="of:=[.P2]/[.$P$48]" office:value-type="percentage" office:value="0.000134562336002153" calcext:value-type="percentage">
            <text:p>0.01%</text:p>
          </table:table-cell>
          <table:table-cell table:style-name="ce4" office:value-type="float" office:value="23.4782608695652" calcext:value-type="float">
            <text:p>23.478</text:p>
          </table:table-cell>
          <table:table-cell table:style-name="ce4" office:value-type="float" office:value="46.9565217391304" calcext:value-type="float">
            <text:p>46.957</text:p>
          </table:table-cell>
          <table:table-cell table:formula="of:=[.R2]/[.R$48]" office:value-type="float" office:value="0.663148153333594" calcext:value-type="float">
            <text:p>0.663</text:p>
          </table:table-cell>
          <table:table-cell table:formula="of:=[.S2]/[.S$48]" office:value-type="float" office:value="1.34183190165546" calcext:value-type="float">
            <text:p>1.342</text:p>
          </table:table-cell>
        </table:table-row>
        <table:table-row table:style-name="ro1">
          <table:table-cell table:style-name="ce1" office:value-type="date" office:date-value="2018-01-27T14:25:00" calcext:value-type="date">
            <text:p>2018-01-27T14:25:00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table:formula="of:=[.C3]+[.D2]" office:value-type="float" office:value="382" calcext:value-type="float">
            <text:p>382</text:p>
          </table:table-cell>
          <table:table-cell table:style-name="ce2" table:formula="of:=[.D3]/[.$D$39]*100" office:value-type="float" office:value="2.56651437785542" calcext:value-type="float">
            <text:p>2.57</text:p>
          </table:table-cell>
          <table:table-cell table:style-name="ce4" office:value-type="float" office:value="57.871310323286" calcext:value-type="float">
            <text:p>57.871</text:p>
          </table:table-cell>
          <table:table-cell table:style-name="ce4" office:value-type="float" office:value="42.128689676714" calcext:value-type="float">
            <text:p>42.129</text:p>
          </table:table-cell>
          <table:table-cell table:formula="of:=[.F3]/[.F$39]" office:value-type="float" office:value="1.12651687638765" calcext:value-type="float">
            <text:p>1.127</text:p>
          </table:table-cell>
          <table:table-cell table:formula="of:=[.G3]/[.G$39]" office:value-type="float" office:value="0.866344523835658" calcext:value-type="float">
            <text:p>0.866</text:p>
          </table:table-cell>
          <table:table-cell table:number-columns-repeated="3"/>
          <table:table-cell table:style-name="ce1" office:value-type="date" office:date-value="2023-01-14T14:25:00" calcext:value-type="date">
            <text:p>2023-01-14T14:25:00</text:p>
          </table:table-cell>
          <table:table-cell office:value-type="float" office:value="2" calcext:value-type="float">
            <text:p>2</text:p>
          </table:table-cell>
          <table:table-cell office:value-type="float" office:value="0.0907933458010176" calcext:value-type="float">
            <text:p>0.0907933458010176</text:p>
          </table:table-cell>
          <table:table-cell office:value-type="float" office:value="82" calcext:value-type="float">
            <text:p>82</text:p>
          </table:table-cell>
          <table:table-cell table:style-name="ce5" table:formula="of:=[.P3]/[.$P$48]" office:value-type="percentage" office:value="0.00551705577608827" calcext:value-type="percentage">
            <text:p>0.55%</text:p>
          </table:table-cell>
          <table:table-cell table:style-name="ce4" office:value-type="float" office:value="27.6813074565884" calcext:value-type="float">
            <text:p>27.681</text:p>
          </table:table-cell>
          <table:table-cell table:style-name="ce4" office:value-type="float" office:value="42.4310520939734" calcext:value-type="float">
            <text:p>42.431</text:p>
          </table:table-cell>
          <table:table-cell table:formula="of:=[.R3]/[.R$48]" office:value-type="float" office:value="0.781864041109276" calcext:value-type="float">
            <text:p>0.782</text:p>
          </table:table-cell>
          <table:table-cell table:formula="of:=[.S3]/[.S$48]" office:value-type="float" office:value="1.2125118558995" calcext:value-type="float">
            <text:p>1.213</text:p>
          </table:table-cell>
        </table:table-row>
        <table:table-row table:style-name="ro1">
          <table:table-cell table:style-name="ce1" office:value-type="date" office:date-value="2018-01-27T14:30:00" calcext:value-type="date">
            <text:p>2018-01-27T14:30:00</text:p>
          </table:table-cell>
          <table:table-cell office:value-type="float" office:value="3" calcext:value-type="float">
            <text:p>3</text:p>
          </table:table-cell>
          <table:table-cell office:value-type="float" office:value="731" calcext:value-type="float">
            <text:p>731</text:p>
          </table:table-cell>
          <table:table-cell table:formula="of:=[.C4]+[.D3]" office:value-type="float" office:value="1113" calcext:value-type="float">
            <text:p>1113</text:p>
          </table:table-cell>
          <table:table-cell table:style-name="ce2" table:formula="of:=[.D4]/[.$D$39]*100" office:value-type="float" office:value="7.47782854071486" calcext:value-type="float">
            <text:p>7.48</text:p>
          </table:table-cell>
          <table:table-cell table:style-name="ce4" office:value-type="float" office:value="57.9237400482984" calcext:value-type="float">
            <text:p>57.924</text:p>
          </table:table-cell>
          <table:table-cell table:style-name="ce4" office:value-type="float" office:value="42.0762599517016" calcext:value-type="float">
            <text:p>42.076</text:p>
          </table:table-cell>
          <table:table-cell table:formula="of:=[.F4]/[.F$39]" office:value-type="float" office:value="1.12753746793329" calcext:value-type="float">
            <text:p>1.128</text:p>
          </table:table-cell>
          <table:table-cell table:formula="of:=[.G4]/[.G$39]" office:value-type="float" office:value="0.865266346339532" calcext:value-type="float">
            <text:p>0.865</text:p>
          </table:table-cell>
          <table:table-cell table:number-columns-repeated="3"/>
          <table:table-cell table:style-name="ce1" office:value-type="date" office:date-value="2023-01-14T14:30:01" calcext:value-type="date">
            <text:p>2023-01-14T14:30:01</text:p>
          </table:table-cell>
          <table:table-cell office:value-type="float" office:value="3" calcext:value-type="float">
            <text:p>3</text:p>
          </table:table-cell>
          <table:table-cell office:value-type="float" office:value="0.482471399722975" calcext:value-type="float">
            <text:p>0.482471399722975</text:p>
          </table:table-cell>
          <table:table-cell office:value-type="float" office:value="323" calcext:value-type="float">
            <text:p>323</text:p>
          </table:table-cell>
          <table:table-cell table:style-name="ce5" table:formula="of:=[.P4]/[.$P$48]" office:value-type="percentage" office:value="0.0217318172643477" calcext:value-type="percentage">
            <text:p>2.17%</text:p>
          </table:table-cell>
          <table:table-cell table:style-name="ce4" office:value-type="float" office:value="30.4708111924492" calcext:value-type="float">
            <text:p>30.471</text:p>
          </table:table-cell>
          <table:table-cell table:style-name="ce4" office:value-type="float" office:value="39.4782802571439" calcext:value-type="float">
            <text:p>39.478</text:p>
          </table:table-cell>
          <table:table-cell table:formula="of:=[.R4]/[.R$48]" office:value-type="float" office:value="0.860654129584322" calcext:value-type="float">
            <text:p>0.861</text:p>
          </table:table-cell>
          <table:table-cell table:formula="of:=[.S4]/[.S$48]" office:value-type="float" office:value="1.12813330096778" calcext:value-type="float">
            <text:p>1.128</text:p>
          </table:table-cell>
        </table:table-row>
        <table:table-row table:style-name="ro1">
          <table:table-cell table:style-name="ce1" office:value-type="date" office:date-value="2018-01-27T14:35:00" calcext:value-type="date">
            <text:p>2018-01-27T14:35:00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table:formula="of:=[.C5]+[.D4]" office:value-type="float" office:value="2127" calcext:value-type="float">
            <text:p>2127</text:p>
          </table:table-cell>
          <table:table-cell table:style-name="ce2" table:formula="of:=[.D5]/[.$D$39]*100" office:value-type="float" office:value="14.2905133028756" calcext:value-type="float">
            <text:p>14.29</text:p>
          </table:table-cell>
          <table:table-cell table:style-name="ce4" office:value-type="float" office:value="57.155202574001" calcext:value-type="float">
            <text:p>57.155</text:p>
          </table:table-cell>
          <table:table-cell table:style-name="ce4" office:value-type="float" office:value="42.844797425999" calcext:value-type="float">
            <text:p>42.845</text:p>
          </table:table-cell>
          <table:table-cell table:formula="of:=[.F5]/[.F$39]" office:value-type="float" office:value="1.11257719780815" calcext:value-type="float">
            <text:p>1.113</text:p>
          </table:table-cell>
          <table:table-cell table:formula="of:=[.G5]/[.G$39]" office:value-type="float" office:value="0.881070736111191" calcext:value-type="float">
            <text:p>0.881</text:p>
          </table:table-cell>
          <table:table-cell table:number-columns-repeated="3"/>
          <table:table-cell table:style-name="ce1" office:value-type="date" office:date-value="2023-01-14T14:35:00" calcext:value-type="date">
            <text:p>2023-01-14T14:35:00</text:p>
          </table:table-cell>
          <table:table-cell office:value-type="float" office:value="4" calcext:value-type="float">
            <text:p>4</text:p>
          </table:table-cell>
          <table:table-cell office:value-type="float" office:value="1.42814369861161" calcext:value-type="float">
            <text:p>1.42814369861161</text:p>
          </table:table-cell>
          <table:table-cell office:value-type="float" office:value="767" calcext:value-type="float">
            <text:p>767</text:p>
          </table:table-cell>
          <table:table-cell table:style-name="ce6" table:formula="of:=[.P5]/[.$P$48]" office:value-type="percentage" office:value="0.0516046558568257" calcext:value-type="percentage">
            <text:p>5.16%</text:p>
          </table:table-cell>
          <table:table-cell table:style-name="ce4" office:value-type="float" office:value="30.5746666333091" calcext:value-type="float">
            <text:p>30.575</text:p>
          </table:table-cell>
          <table:table-cell table:style-name="ce4" office:value-type="float" office:value="39.678767106152" calcext:value-type="float">
            <text:p>39.679</text:p>
          </table:table-cell>
          <table:table-cell table:formula="of:=[.R5]/[.R$48]" office:value-type="float" office:value="0.863587547191465" calcext:value-type="float">
            <text:p>0.864</text:p>
          </table:table-cell>
          <table:table-cell table:formula="of:=[.S5]/[.S$48]" office:value-type="float" office:value="1.13386242314076" calcext:value-type="float">
            <text:p>1.134</text:p>
          </table:table-cell>
        </table:table-row>
        <table:table-row table:style-name="ro1">
          <table:table-cell table:style-name="ce1" office:value-type="date" office:date-value="2018-01-27T14:40:00" calcext:value-type="date">
            <text:p>2018-01-27T14:40:00</text:p>
          </table:table-cell>
          <table:table-cell office:value-type="float" office:value="5" calcext:value-type="float">
            <text:p>5</text:p>
          </table:table-cell>
          <table:table-cell office:value-type="float" office:value="1207" calcext:value-type="float">
            <text:p>1207</text:p>
          </table:table-cell>
          <table:table-cell table:formula="of:=[.C6]+[.D5]" office:value-type="float" office:value="3334" calcext:value-type="float">
            <text:p>3334</text:p>
          </table:table-cell>
          <table:table-cell table:style-name="ce2" table:formula="of:=[.D6]/[.$D$39]*100" office:value-type="float" office:value="22.3998925020156" calcext:value-type="float">
            <text:p>22.40</text:p>
          </table:table-cell>
          <table:table-cell table:style-name="ce4" office:value-type="float" office:value="56.7770612099759" calcext:value-type="float">
            <text:p>56.777</text:p>
          </table:table-cell>
          <table:table-cell table:style-name="ce4" office:value-type="float" office:value="43.2229387900241" calcext:value-type="float">
            <text:p>43.223</text:p>
          </table:table-cell>
          <table:table-cell table:formula="of:=[.F6]/[.F$39]" office:value-type="float" office:value="1.10521633755019" calcext:value-type="float">
            <text:p>1.105</text:p>
          </table:table-cell>
          <table:table-cell table:formula="of:=[.G6]/[.G$39]" office:value-type="float" office:value="0.888846926219946" calcext:value-type="float">
            <text:p>0.889</text:p>
          </table:table-cell>
          <table:table-cell table:number-columns-repeated="3"/>
          <table:table-cell table:style-name="ce1" office:value-type="date" office:date-value="2023-01-14T14:40:00" calcext:value-type="date">
            <text:p>2023-01-14T14:40:00</text:p>
          </table:table-cell>
          <table:table-cell office:value-type="float" office:value="5" calcext:value-type="float">
            <text:p>5</text:p>
          </table:table-cell>
          <table:table-cell office:value-type="float" office:value="3.17321531006758" calcext:value-type="float">
            <text:p>3.17321531006758</text:p>
          </table:table-cell>
          <table:table-cell office:value-type="float" office:value="1403" calcext:value-type="float">
            <text:p>1403</text:p>
          </table:table-cell>
          <table:table-cell table:style-name="ce5" table:formula="of:=[.P6]/[.$P$48]" office:value-type="percentage" office:value="0.0943954787055103" calcext:value-type="percentage">
            <text:p>9.44%</text:p>
          </table:table-cell>
          <table:table-cell table:style-name="ce4" office:value-type="float" office:value="31.0541150576636" calcext:value-type="float">
            <text:p>31.054</text:p>
          </table:table-cell>
          <table:table-cell table:style-name="ce4" office:value-type="float" office:value="39.212361455795" calcext:value-type="float">
            <text:p>39.212</text:p>
          </table:table-cell>
          <table:table-cell table:formula="of:=[.R6]/[.R$48]" office:value-type="float" office:value="0.877129663406791" calcext:value-type="float">
            <text:p>0.877</text:p>
          </table:table-cell>
          <table:table-cell table:formula="of:=[.S6]/[.S$48]" office:value-type="float" office:value="1.12053439206899" calcext:value-type="float">
            <text:p>1.121</text:p>
          </table:table-cell>
        </table:table-row>
        <table:table-row table:style-name="ro1">
          <table:table-cell table:style-name="ce1" office:value-type="date" office:date-value="2018-01-27T14:45:00" calcext:value-type="date">
            <text:p>2018-01-27T14:45:00</text:p>
          </table:table-cell>
          <table:table-cell office:value-type="float" office:value="6" calcext:value-type="float">
            <text:p>6</text:p>
          </table:table-cell>
          <table:table-cell office:value-type="float" office:value="1265" calcext:value-type="float">
            <text:p>1265</text:p>
          </table:table-cell>
          <table:table-cell table:formula="of:=[.C7]+[.D6]" office:value-type="float" office:value="4599" calcext:value-type="float">
            <text:p>4599</text:p>
          </table:table-cell>
          <table:table-cell table:style-name="ce2" table:formula="of:=[.D7]/[.$D$39]*100" office:value-type="float" office:value="30.898951894652" calcext:value-type="float">
            <text:p>30.90</text:p>
          </table:table-cell>
          <table:table-cell table:style-name="ce4" office:value-type="float" office:value="56.0130183605274" calcext:value-type="float">
            <text:p>56.013</text:p>
          </table:table-cell>
          <table:table-cell table:style-name="ce4" office:value-type="float" office:value="43.9869816394726" calcext:value-type="float">
            <text:p>43.987</text:p>
          </table:table-cell>
          <table:table-cell table:formula="of:=[.F7]/[.F$39]" office:value-type="float" office:value="1.09034355932245" calcext:value-type="float">
            <text:p>1.090</text:p>
          </table:table-cell>
          <table:table-cell table:formula="of:=[.G7]/[.G$39]" office:value-type="float" office:value="0.904558887443401" calcext:value-type="float">
            <text:p>0.905</text:p>
          </table:table-cell>
          <table:table-cell table:number-columns-repeated="3"/>
          <table:table-cell table:style-name="ce1" office:value-type="date" office:date-value="2023-01-14T14:45:00" calcext:value-type="date">
            <text:p>2023-01-14T14:45:00</text:p>
          </table:table-cell>
          <table:table-cell office:value-type="float" office:value="6" calcext:value-type="float">
            <text:p>6</text:p>
          </table:table-cell>
          <table:table-cell office:value-type="float" office:value="6.08787385563914" calcext:value-type="float">
            <text:p>6.08787385563914</text:p>
          </table:table-cell>
          <table:table-cell office:value-type="float" office:value="2258" calcext:value-type="float">
            <text:p>2258</text:p>
          </table:table-cell>
          <table:table-cell table:style-name="ce6" table:formula="of:=[.P7]/[.$P$48]" office:value-type="percentage" office:value="0.151920877346431" calcext:value-type="percentage">
            <text:p>15.19%</text:p>
          </table:table-cell>
          <table:table-cell table:style-name="ce4" office:value-type="float" office:value="31.2620784103272" calcext:value-type="float">
            <text:p>31.262</text:p>
          </table:table-cell>
          <table:table-cell table:style-name="ce4" office:value-type="float" office:value="39.1245186964261" calcext:value-type="float">
            <text:p>39.125</text:p>
          </table:table-cell>
          <table:table-cell table:formula="of:=[.R7]/[.R$48]" office:value-type="float" office:value="0.883003629713159" calcext:value-type="float">
            <text:p>0.883</text:p>
          </table:table-cell>
          <table:table-cell table:formula="of:=[.S7]/[.S$48]" office:value-type="float" office:value="1.11802419300643" calcext:value-type="float">
            <text:p>1.118</text:p>
          </table:table-cell>
        </table:table-row>
        <table:table-row table:style-name="ro1">
          <table:table-cell table:style-name="ce1" office:value-type="date" office:date-value="2018-01-27T14:50:00" calcext:value-type="date">
            <text:p>2018-01-27T14:50:00</text:p>
          </table:table-cell>
          <table:table-cell office:value-type="float" office:value="7" calcext:value-type="float">
            <text:p>7</text:p>
          </table:table-cell>
          <table:table-cell office:value-type="float" office:value="1341" calcext:value-type="float">
            <text:p>1341</text:p>
          </table:table-cell>
          <table:table-cell table:formula="of:=[.C8]+[.D7]" office:value-type="float" office:value="5940" calcext:value-type="float">
            <text:p>5940</text:p>
          </table:table-cell>
          <table:table-cell table:style-name="ce2" table:formula="of:=[.D8]/[.$D$39]*100" office:value-type="float" office:value="39.9086267132491" calcext:value-type="float">
            <text:p>39.91</text:p>
          </table:table-cell>
          <table:table-cell table:style-name="ce4" office:value-type="float" office:value="55.4489863272721" calcext:value-type="float">
            <text:p>55.449</text:p>
          </table:table-cell>
          <table:table-cell table:style-name="ce4" office:value-type="float" office:value="44.5510136727279" calcext:value-type="float">
            <text:p>44.551</text:p>
          </table:table-cell>
          <table:table-cell table:formula="of:=[.F8]/[.F$39]" office:value-type="float" office:value="1.07936417073187" calcext:value-type="float">
            <text:p>1.079</text:p>
          </table:table-cell>
          <table:table-cell table:formula="of:=[.G8]/[.G$39]" office:value-type="float" office:value="0.916157778057574" calcext:value-type="float">
            <text:p>0.916</text:p>
          </table:table-cell>
          <table:table-cell table:number-columns-repeated="3"/>
          <table:table-cell table:style-name="ce1" office:value-type="date" office:date-value="2023-01-14T14:50:00" calcext:value-type="date">
            <text:p>2023-01-14T14:50:00</text:p>
          </table:table-cell>
          <table:table-cell office:value-type="float" office:value="7" calcext:value-type="float">
            <text:p>7</text:p>
          </table:table-cell>
          <table:table-cell office:value-type="float" office:value="9.90470149845398" calcext:value-type="float">
            <text:p>9.90470149845398</text:p>
          </table:table-cell>
          <table:table-cell office:value-type="float" office:value="3212" calcext:value-type="float">
            <text:p>3212</text:p>
          </table:table-cell>
          <table:table-cell table:style-name="ce6" table:formula="of:=[.P8]/[.$P$48]" office:value-type="percentage" office:value="0.216107111619458" calcext:value-type="percentage">
            <text:p>21.61%</text:p>
          </table:table-cell>
          <table:table-cell table:style-name="ce4" office:value-type="float" office:value="31.4476749233173" calcext:value-type="float">
            <text:p>31.448</text:p>
          </table:table-cell>
          <table:table-cell table:style-name="ce4" office:value-type="float" office:value="39.0671118120262" calcext:value-type="float">
            <text:p>39.067</text:p>
          </table:table-cell>
          <table:table-cell table:formula="of:=[.R8]/[.R$48]" office:value-type="float" office:value="0.888245840179185" calcext:value-type="float">
            <text:p>0.888</text:p>
          </table:table-cell>
          <table:table-cell table:formula="of:=[.S8]/[.S$48]" office:value-type="float" office:value="1.11638373102139" calcext:value-type="float">
            <text:p>1.116</text:p>
          </table:table-cell>
        </table:table-row>
        <table:table-row table:style-name="ro1">
          <table:table-cell table:style-name="ce1" office:value-type="date" office:date-value="2018-01-27T14:55:00" calcext:value-type="date">
            <text:p>2018-01-27T14:55:00</text:p>
          </table:table-cell>
          <table:table-cell office:value-type="float" office:value="8" calcext:value-type="float">
            <text:p>8</text:p>
          </table:table-cell>
          <table:table-cell office:value-type="float" office:value="1320" calcext:value-type="float">
            <text:p>1320</text:p>
          </table:table-cell>
          <table:table-cell table:formula="of:=[.C9]+[.D8]" office:value-type="float" office:value="7260" calcext:value-type="float">
            <text:p>7260</text:p>
          </table:table-cell>
          <table:table-cell table:style-name="ce2" table:formula="of:=[.D9]/[.$D$39]*100" office:value-type="float" office:value="48.7772104273045" calcext:value-type="float">
            <text:p>48.78</text:p>
          </table:table-cell>
          <table:table-cell table:style-name="ce4" office:value-type="float" office:value="55.0942535297768" calcext:value-type="float">
            <text:p>55.094</text:p>
          </table:table-cell>
          <table:table-cell table:style-name="ce4" office:value-type="float" office:value="44.9057464702232" calcext:value-type="float">
            <text:p>44.906</text:p>
          </table:table-cell>
          <table:table-cell table:formula="of:=[.F9]/[.F$39]" office:value-type="float" office:value="1.07245897918265" calcext:value-type="float">
            <text:p>1.072</text:p>
          </table:table-cell>
          <table:table-cell table:formula="of:=[.G9]/[.G$39]" office:value-type="float" office:value="0.923452588764796" calcext:value-type="float">
            <text:p>0.923</text:p>
          </table:table-cell>
          <table:table-cell table:number-columns-repeated="3"/>
          <table:table-cell table:style-name="ce1" office:value-type="date" office:date-value="2023-01-14T14:55:00" calcext:value-type="date">
            <text:p>2023-01-14T14:55:00</text:p>
          </table:table-cell>
          <table:table-cell office:value-type="float" office:value="8" calcext:value-type="float">
            <text:p>8</text:p>
          </table:table-cell>
          <table:table-cell office:value-type="float" office:value="14.6278396239174" calcext:value-type="float">
            <text:p>14.6278396239174</text:p>
          </table:table-cell>
          <table:table-cell office:value-type="float" office:value="4246" calcext:value-type="float">
            <text:p>4246</text:p>
          </table:table-cell>
          <table:table-cell table:style-name="ce6" table:formula="of:=[.P9]/[.$P$48]" office:value-type="percentage" office:value="0.285675839332571" calcext:value-type="percentage">
            <text:p>28.57%</text:p>
          </table:table-cell>
          <table:table-cell table:style-name="ce4" office:value-type="float" office:value="31.5550439975243" calcext:value-type="float">
            <text:p>31.555</text:p>
          </table:table-cell>
          <table:table-cell table:style-name="ce4" office:value-type="float" office:value="39.0474664422552" calcext:value-type="float">
            <text:p>39.047</text:p>
          </table:table-cell>
          <table:table-cell table:formula="of:=[.R9]/[.R$48]" office:value-type="float" office:value="0.891278501059864" calcext:value-type="float">
            <text:p>0.891</text:p>
          </table:table-cell>
          <table:table-cell table:formula="of:=[.S9]/[.S$48]" office:value-type="float" office:value="1.11582234395731" calcext:value-type="float">
            <text:p>1.116</text:p>
          </table:table-cell>
        </table:table-row>
        <table:table-row table:style-name="ro1">
          <table:table-cell table:style-name="ce1" office:value-type="date" office:date-value="2018-01-27T15:00:00" calcext:value-type="date">
            <text:p>2018-01-27T15:00:00</text:p>
          </table:table-cell>
          <table:table-cell office:value-type="float" office:value="9" calcext:value-type="float">
            <text:p>9</text:p>
          </table:table-cell>
          <table:table-cell office:value-type="float" office:value="1289" calcext:value-type="float">
            <text:p>1289</text:p>
          </table:table-cell>
          <table:table-cell table:formula="of:=[.C10]+[.D9]" office:value-type="float" office:value="8549" calcext:value-type="float">
            <text:p>8549</text:p>
          </table:table-cell>
          <table:table-cell table:style-name="ce2" table:formula="of:=[.D10]/[.$D$39]*100" office:value-type="float" office:value="57.4375167965601" calcext:value-type="float">
            <text:p>57.44</text:p>
          </table:table-cell>
          <table:table-cell table:style-name="ce4" office:value-type="float" office:value="54.7162899755466" calcext:value-type="float">
            <text:p>54.716</text:p>
          </table:table-cell>
          <table:table-cell table:style-name="ce4" office:value-type="float" office:value="45.2837100244534" calcext:value-type="float">
            <text:p>45.284</text:p>
          </table:table-cell>
          <table:table-cell table:formula="of:=[.F10]/[.F$39]" office:value-type="float" office:value="1.06510158015157" calcext:value-type="float">
            <text:p>1.065</text:p>
          </table:table-cell>
          <table:table-cell table:formula="of:=[.G10]/[.G$39]" office:value-type="float" office:value="0.931225122350093" calcext:value-type="float">
            <text:p>0.931</text:p>
          </table:table-cell>
          <table:table-cell table:number-columns-repeated="3"/>
          <table:table-cell table:style-name="ce1" office:value-type="date" office:date-value="2023-01-14T15:00:01" calcext:value-type="date">
            <text:p>2023-01-14T15:00:01</text:p>
          </table:table-cell>
          <table:table-cell office:value-type="float" office:value="9" calcext:value-type="float">
            <text:p>9</text:p>
          </table:table-cell>
          <table:table-cell office:value-type="float" office:value="20.3632853125394" calcext:value-type="float">
            <text:p>20.3632853125394</text:p>
          </table:table-cell>
          <table:table-cell office:value-type="float" office:value="5339" calcext:value-type="float">
            <text:p>5339</text:p>
          </table:table-cell>
          <table:table-cell table:style-name="ce6" table:formula="of:=[.P10]/[.$P$48]" office:value-type="percentage" office:value="0.359214155957747" calcext:value-type="percentage">
            <text:p>35.92%</text:p>
          </table:table-cell>
          <table:table-cell table:style-name="ce4" office:value-type="float" office:value="31.7146593867502" calcext:value-type="float">
            <text:p>31.715</text:p>
          </table:table-cell>
          <table:table-cell table:style-name="ce4" office:value-type="float" office:value="38.8800800181412" calcext:value-type="float">
            <text:p>38.880</text:p>
          </table:table-cell>
          <table:table-cell table:formula="of:=[.R10]/[.R$48]" office:value-type="float" office:value="0.89578686951172" calcext:value-type="float">
            <text:p>0.896</text:p>
          </table:table-cell>
          <table:table-cell table:formula="of:=[.S10]/[.S$48]" office:value-type="float" office:value="1.11103910117311" calcext:value-type="float">
            <text:p>1.111</text:p>
          </table:table-cell>
        </table:table-row>
        <table:table-row table:style-name="ro1">
          <table:table-cell table:style-name="ce1" office:value-type="date" office:date-value="2018-01-27T15:05:00" calcext:value-type="date">
            <text:p>2018-01-27T15:05:00</text:p>
          </table:table-cell>
          <table:table-cell office:value-type="float" office:value="10" calcext:value-type="float">
            <text:p>10</text:p>
          </table:table-cell>
          <table:table-cell office:value-type="float" office:value="1189" calcext:value-type="float">
            <text:p>1189</text:p>
          </table:table-cell>
          <table:table-cell table:formula="of:=[.C11]+[.D10]" office:value-type="float" office:value="9738" calcext:value-type="float">
            <text:p>9738</text:p>
          </table:table-cell>
          <table:table-cell table:style-name="ce2" table:formula="of:=[.D11]/[.$D$39]*100" office:value-type="float" office:value="65.4259607632357" calcext:value-type="float">
            <text:p>65.43</text:p>
          </table:table-cell>
          <table:table-cell table:style-name="ce4" office:value-type="float" office:value="54.3872070329572" calcext:value-type="float">
            <text:p>54.387</text:p>
          </table:table-cell>
          <table:table-cell table:style-name="ce4" office:value-type="float" office:value="45.6127929670428" calcext:value-type="float">
            <text:p>45.613</text:p>
          </table:table-cell>
          <table:table-cell table:formula="of:=[.F11]/[.F$39]" office:value-type="float" office:value="1.05869568599629" calcext:value-type="float">
            <text:p>1.059</text:p>
          </table:table-cell>
          <table:table-cell table:formula="of:=[.G11]/[.G$39]" office:value-type="float" office:value="0.937992463261662" calcext:value-type="float">
            <text:p>0.938</text:p>
          </table:table-cell>
          <table:table-cell table:number-columns-repeated="3"/>
          <table:table-cell table:style-name="ce1" office:value-type="date" office:date-value="2023-01-14T15:05:00" calcext:value-type="date">
            <text:p>2023-01-14T15:05:00</text:p>
          </table:table-cell>
          <table:table-cell office:value-type="float" office:value="10" calcext:value-type="float">
            <text:p>10</text:p>
          </table:table-cell>
          <table:table-cell office:value-type="float" office:value="26.8379496411266" calcext:value-type="float">
            <text:p>26.8379496411266</text:p>
          </table:table-cell>
          <table:table-cell office:value-type="float" office:value="6458" calcext:value-type="float">
            <text:p>6458</text:p>
          </table:table-cell>
          <table:table-cell table:style-name="ce6" table:formula="of:=[.P11]/[.$P$48]" office:value-type="percentage" office:value="0.434501782950952" calcext:value-type="percentage">
            <text:p>43.45%</text:p>
          </table:table-cell>
          <table:table-cell table:style-name="ce4" office:value-type="float" office:value="32.1276651043517" calcext:value-type="float">
            <text:p>32.128</text:p>
          </table:table-cell>
          <table:table-cell table:style-name="ce4" office:value-type="float" office:value="38.4186208932585" calcext:value-type="float">
            <text:p>38.419</text:p>
          </table:table-cell>
          <table:table-cell table:formula="of:=[.R11]/[.R$48]" office:value-type="float" office:value="0.907452298244505" calcext:value-type="float">
            <text:p>0.907</text:p>
          </table:table-cell>
          <table:table-cell table:formula="of:=[.S11]/[.S$48]" office:value-type="float" office:value="1.09785242225942" calcext:value-type="float">
            <text:p>1.098</text:p>
          </table:table-cell>
        </table:table-row>
        <table:table-row table:style-name="ro1">
          <table:table-cell table:style-name="ce1" office:value-type="date" office:date-value="2018-01-27T15:10:00" calcext:value-type="date">
            <text:p>2018-01-27T15:10:00</text:p>
          </table:table-cell>
          <table:table-cell office:value-type="float" office:value="11" calcext:value-type="float">
            <text:p>11</text:p>
          </table:table-cell>
          <table:table-cell office:value-type="float" office:value="1063" calcext:value-type="float">
            <text:p>1063</text:p>
          </table:table-cell>
          <table:table-cell table:formula="of:=[.C12]+[.D11]" office:value-type="float" office:value="10801" calcext:value-type="float">
            <text:p>10801</text:p>
          </table:table-cell>
          <table:table-cell table:style-name="ce2" table:formula="of:=[.D12]/[.$D$39]*100" office:value-type="float" office:value="72.5678581026606" calcext:value-type="float">
            <text:p>72.57</text:p>
          </table:table-cell>
          <table:table-cell table:style-name="ce4" office:value-type="float" office:value="53.9526212339102" calcext:value-type="float">
            <text:p>53.953</text:p>
          </table:table-cell>
          <table:table-cell table:style-name="ce4" office:value-type="float" office:value="46.0473787660898" calcext:value-type="float">
            <text:p>46.047</text:p>
          </table:table-cell>
          <table:table-cell table:formula="of:=[.F12]/[.F$39]" office:value-type="float" office:value="1.05023608426739" calcext:value-type="float">
            <text:p>1.050</text:p>
          </table:table-cell>
          <table:table-cell table:formula="of:=[.G12]/[.G$39]" office:value-type="float" office:value="0.946929390330372" calcext:value-type="float">
            <text:p>0.947</text:p>
          </table:table-cell>
          <table:table-cell table:number-columns-repeated="3"/>
          <table:table-cell table:style-name="ce1" office:value-type="date" office:date-value="2023-01-14T15:10:00" calcext:value-type="date">
            <text:p>2023-01-14T15:10:00</text:p>
          </table:table-cell>
          <table:table-cell office:value-type="float" office:value="11" calcext:value-type="float">
            <text:p>11</text:p>
          </table:table-cell>
          <table:table-cell office:value-type="float" office:value="34.0701517108865" calcext:value-type="float">
            <text:p>34.0701517108865</text:p>
          </table:table-cell>
          <table:table-cell office:value-type="float" office:value="7559" calcext:value-type="float">
            <text:p>7559</text:p>
          </table:table-cell>
          <table:table-cell table:style-name="ce6" table:formula="of:=[.P12]/[.$P$48]" office:value-type="percentage" office:value="0.508578348920137" calcext:value-type="percentage">
            <text:p>50.86%</text:p>
          </table:table-cell>
          <table:table-cell table:style-name="ce4" office:value-type="float" office:value="32.4583033314794" calcext:value-type="float">
            <text:p>32.458</text:p>
          </table:table-cell>
          <table:table-cell table:style-name="ce4" office:value-type="float" office:value="38.0729697607572" calcext:value-type="float">
            <text:p>38.073</text:p>
          </table:table-cell>
          <table:table-cell table:formula="of:=[.R12]/[.R$48]" office:value-type="float" office:value="0.916791240807557" calcext:value-type="float">
            <text:p>0.917</text:p>
          </table:table-cell>
          <table:table-cell table:formula="of:=[.S12]/[.S$48]" office:value-type="float" office:value="1.08797507829833" calcext:value-type="float">
            <text:p>1.088</text:p>
          </table:table-cell>
        </table:table-row>
        <table:table-row table:style-name="ro1">
          <table:table-cell table:style-name="ce1" office:value-type="date" office:date-value="2018-01-27T15:15:00" calcext:value-type="date">
            <text:p>2018-01-27T15:15:00</text:p>
          </table:table-cell>
          <table:table-cell office:value-type="float" office:value="12" calcext:value-type="float">
            <text:p>12</text:p>
          </table:table-cell>
          <table:table-cell office:value-type="float" office:value="912" calcext:value-type="float">
            <text:p>912</text:p>
          </table:table-cell>
          <table:table-cell table:formula="of:=[.C13]+[.D12]" office:value-type="float" office:value="11713" calcext:value-type="float">
            <text:p>11713</text:p>
          </table:table-cell>
          <table:table-cell table:style-name="ce2" table:formula="of:=[.D13]/[.$D$39]*100" office:value-type="float" office:value="78.6952432141897" calcext:value-type="float">
            <text:p>78.70</text:p>
          </table:table-cell>
          <table:table-cell table:style-name="ce4" office:value-type="float" office:value="53.6381986926429" calcext:value-type="float">
            <text:p>53.638</text:p>
          </table:table-cell>
          <table:table-cell table:style-name="ce4" office:value-type="float" office:value="46.3618013073571" calcext:value-type="float">
            <text:p>46.362</text:p>
          </table:table-cell>
          <table:table-cell table:formula="of:=[.F13]/[.F$39]" office:value-type="float" office:value="1.04411556795152" calcext:value-type="float">
            <text:p>1.044</text:p>
          </table:table-cell>
          <table:table-cell table:formula="of:=[.G13]/[.G$39]" office:value-type="float" office:value="0.953395251217282" calcext:value-type="float">
            <text:p>0.953</text:p>
          </table:table-cell>
          <table:table-cell table:number-columns-repeated="3"/>
          <table:table-cell table:style-name="ce1" office:value-type="date" office:date-value="2023-01-14T15:15:00" calcext:value-type="date">
            <text:p>2023-01-14T15:15:00</text:p>
          </table:table-cell>
          <table:table-cell office:value-type="float" office:value="12" calcext:value-type="float">
            <text:p>12</text:p>
          </table:table-cell>
          <table:table-cell office:value-type="float" office:value="41.6039287196683" calcext:value-type="float">
            <text:p>41.6039287196683</text:p>
          </table:table-cell>
          <table:table-cell office:value-type="float" office:value="8605" calcext:value-type="float">
            <text:p>8605</text:p>
          </table:table-cell>
          <table:table-cell table:style-name="ce6" table:formula="of:=[.P13]/[.$P$48]" office:value-type="percentage" office:value="0.578954450649263" calcext:value-type="percentage">
            <text:p>57.90%</text:p>
          </table:table-cell>
          <table:table-cell table:style-name="ce4" office:value-type="float" office:value="32.7306090603586" calcext:value-type="float">
            <text:p>32.731</text:p>
          </table:table-cell>
          <table:table-cell table:style-name="ce4" office:value-type="float" office:value="37.7695830878584" calcext:value-type="float">
            <text:p>37.770</text:p>
          </table:table-cell>
          <table:table-cell table:formula="of:=[.R13]/[.R$48]" office:value-type="float" office:value="0.924482570342211" calcext:value-type="float">
            <text:p>0.924</text:p>
          </table:table-cell>
          <table:table-cell table:formula="of:=[.S13]/[.S$48]" office:value-type="float" office:value="1.07930548563782" calcext:value-type="float">
            <text:p>1.079</text:p>
          </table:table-cell>
        </table:table-row>
        <table:table-row table:style-name="ro1">
          <table:table-cell table:style-name="ce1" office:value-type="date" office:date-value="2018-01-27T15:20:00" calcext:value-type="date">
            <text:p>2018-01-27T15:20:00</text:p>
          </table:table-cell>
          <table:table-cell office:value-type="float" office:value="13" calcext:value-type="float">
            <text:p>13</text:p>
          </table:table-cell>
          <table:table-cell office:value-type="float" office:value="709" calcext:value-type="float">
            <text:p>709</text:p>
          </table:table-cell>
          <table:table-cell table:formula="of:=[.C14]+[.D13]" office:value-type="float" office:value="12422" calcext:value-type="float">
            <text:p>12422</text:p>
          </table:table-cell>
          <table:table-cell table:style-name="ce2" table:formula="of:=[.D14]/[.$D$39]*100" office:value-type="float" office:value="83.4587476484816" calcext:value-type="float">
            <text:p>83.46</text:p>
          </table:table-cell>
          <table:table-cell table:style-name="ce4" office:value-type="float" office:value="53.3075421510539" calcext:value-type="float">
            <text:p>53.308</text:p>
          </table:table-cell>
          <table:table-cell table:style-name="ce4" office:value-type="float" office:value="46.692457848946" calcext:value-type="float">
            <text:p>46.692</text:p>
          </table:table-cell>
          <table:table-cell table:formula="of:=[.F14]/[.F$39]" office:value-type="float" office:value="1.03767904228263" calcext:value-type="float">
            <text:p>1.038</text:p>
          </table:table-cell>
          <table:table-cell table:formula="of:=[.G14]/[.G$39]" office:value-type="float" office:value="0.960194951997777" calcext:value-type="float">
            <text:p>0.960</text:p>
          </table:table-cell>
          <table:table-cell table:number-columns-repeated="3"/>
          <table:table-cell table:style-name="ce1" office:value-type="date" office:date-value="2023-01-14T15:20:00" calcext:value-type="date">
            <text:p>2023-01-14T15:20:00</text:p>
          </table:table-cell>
          <table:table-cell office:value-type="float" office:value="13" calcext:value-type="float">
            <text:p>13</text:p>
          </table:table-cell>
          <table:table-cell office:value-type="float" office:value="49.3557067637965" calcext:value-type="float">
            <text:p>49.3557067637965</text:p>
          </table:table-cell>
          <table:table-cell office:value-type="float" office:value="9608" calcext:value-type="float">
            <text:p>9608</text:p>
          </table:table-cell>
          <table:table-cell table:style-name="ce6" table:formula="of:=[.P14]/[.$P$48]" office:value-type="percentage" office:value="0.646437462154343" calcext:value-type="percentage">
            <text:p>64.64%</text:p>
          </table:table-cell>
          <table:table-cell table:style-name="ce4" office:value-type="float" office:value="32.9811599074002" calcext:value-type="float">
            <text:p>32.981</text:p>
          </table:table-cell>
          <table:table-cell table:style-name="ce4" office:value-type="float" office:value="37.4592480369005" calcext:value-type="float">
            <text:p>37.459</text:p>
          </table:table-cell>
          <table:table-cell table:formula="of:=[.R14]/[.R$48]" office:value-type="float" office:value="0.931559428907455" calcext:value-type="float">
            <text:p>0.932</text:p>
          </table:table-cell>
          <table:table-cell table:formula="of:=[.S14]/[.S$48]" office:value-type="float" office:value="1.07043733578016" calcext:value-type="float">
            <text:p>1.070</text:p>
          </table:table-cell>
        </table:table-row>
        <table:table-row table:style-name="ro1">
          <table:table-cell table:style-name="ce1" office:value-type="date" office:date-value="2018-01-27T15:25:00" calcext:value-type="date">
            <text:p>2018-01-27T15:25:00</text:p>
          </table:table-cell>
          <table:table-cell office:value-type="float" office:value="14" calcext:value-type="float">
            <text:p>14</text:p>
          </table:table-cell>
          <table:table-cell office:value-type="float" office:value="568" calcext:value-type="float">
            <text:p>568</text:p>
          </table:table-cell>
          <table:table-cell table:formula="of:=[.C15]+[.D14]" office:value-type="float" office:value="12990" calcext:value-type="float">
            <text:p>12990</text:p>
          </table:table-cell>
          <table:table-cell table:style-name="ce2" table:formula="of:=[.D15]/[.$D$39]*100" office:value-type="float" office:value="87.2749260951357" calcext:value-type="float">
            <text:p>87.27</text:p>
          </table:table-cell>
          <table:table-cell table:style-name="ce4" office:value-type="float" office:value="53.0481951124933" calcext:value-type="float">
            <text:p>53.048</text:p>
          </table:table-cell>
          <table:table-cell table:style-name="ce4" office:value-type="float" office:value="46.9518048875067" calcext:value-type="float">
            <text:p>46.952</text:p>
          </table:table-cell>
          <table:table-cell table:formula="of:=[.F15]/[.F$39]" office:value-type="float" office:value="1.03263061994439" calcext:value-type="float">
            <text:p>1.033</text:p>
          </table:table-cell>
          <table:table-cell table:formula="of:=[.G15]/[.G$39]" office:value-type="float" office:value="0.965528226978656" calcext:value-type="float">
            <text:p>0.966</text:p>
          </table:table-cell>
          <table:table-cell table:number-columns-repeated="3"/>
          <table:table-cell table:style-name="ce1" office:value-type="date" office:date-value="2023-01-14T15:25:00" calcext:value-type="date">
            <text:p>2023-01-14T15:25:00</text:p>
          </table:table-cell>
          <table:table-cell office:value-type="float" office:value="14" calcext:value-type="float">
            <text:p>14</text:p>
          </table:table-cell>
          <table:table-cell office:value-type="float" office:value="56.3430261028537" calcext:value-type="float">
            <text:p>56.3430261028537</text:p>
          </table:table-cell>
          <table:table-cell office:value-type="float" office:value="10442" calcext:value-type="float">
            <text:p>10442</text:p>
          </table:table-cell>
          <table:table-cell table:style-name="ce6" table:formula="of:=[.P15]/[.$P$48]" office:value-type="percentage" office:value="0.702549956267241" calcext:value-type="percentage">
            <text:p>70.25%</text:p>
          </table:table-cell>
          <table:table-cell table:style-name="ce4" office:value-type="float" office:value="33.2329646580219" calcext:value-type="float">
            <text:p>33.233</text:p>
          </table:table-cell>
          <table:table-cell table:style-name="ce4" office:value-type="float" office:value="37.2332824815662" calcext:value-type="float">
            <text:p>37.233</text:p>
          </table:table-cell>
          <table:table-cell table:formula="of:=[.R15]/[.R$48]" office:value-type="float" office:value="0.938671704229" calcext:value-type="float">
            <text:p>0.939</text:p>
          </table:table-cell>
          <table:table-cell table:formula="of:=[.S15]/[.S$48]" office:value-type="float" office:value="1.06398013282745" calcext:value-type="float">
            <text:p>1.064</text:p>
          </table:table-cell>
        </table:table-row>
        <table:table-row table:style-name="ro1">
          <table:table-cell table:style-name="ce1" office:value-type="date" office:date-value="2018-01-27T15:30:00" calcext:value-type="date">
            <text:p>2018-01-27T15:30:00</text:p>
          </table:table-cell>
          <table:table-cell office:value-type="float" office:value="15" calcext:value-type="float">
            <text:p>15</text:p>
          </table:table-cell>
          <table:table-cell office:value-type="float" office:value="475" calcext:value-type="float">
            <text:p>475</text:p>
          </table:table-cell>
          <table:table-cell table:formula="of:=[.C16]+[.D15]" office:value-type="float" office:value="13465" calcext:value-type="float">
            <text:p>13465</text:p>
          </table:table-cell>
          <table:table-cell table:style-name="ce2" table:formula="of:=[.D16]/[.$D$39]*100" office:value-type="float" office:value="90.4662725073905" calcext:value-type="float">
            <text:p>90.47</text:p>
          </table:table-cell>
          <table:table-cell table:style-name="ce4" office:value-type="float" office:value="52.708898560854" calcext:value-type="float">
            <text:p>52.709</text:p>
          </table:table-cell>
          <table:table-cell table:style-name="ce4" office:value-type="float" office:value="47.2911014391461" calcext:value-type="float">
            <text:p>47.291</text:p>
          </table:table-cell>
          <table:table-cell table:formula="of:=[.F16]/[.F$39]" office:value-type="float" office:value="1.02602590874316" calcext:value-type="float">
            <text:p>1.026</text:p>
          </table:table-cell>
          <table:table-cell table:formula="of:=[.G16]/[.G$39]" office:value-type="float" office:value="0.972505603007316" calcext:value-type="float">
            <text:p>0.973</text:p>
          </table:table-cell>
          <table:table-cell table:number-columns-repeated="3"/>
          <table:table-cell table:style-name="ce1" office:value-type="date" office:date-value="2023-01-14T15:30:01" calcext:value-type="date">
            <text:p>2023-01-14T15:30:01</text:p>
          </table:table-cell>
          <table:table-cell office:value-type="float" office:value="15" calcext:value-type="float">
            <text:p>15</text:p>
          </table:table-cell>
          <table:table-cell office:value-type="float" office:value="62.6723874993587" calcext:value-type="float">
            <text:p>62.6723874993587</text:p>
          </table:table-cell>
          <table:table-cell office:value-type="float" office:value="11189" calcext:value-type="float">
            <text:p>11189</text:p>
          </table:table-cell>
          <table:table-cell table:style-name="ce6" table:formula="of:=[.P16]/[.$P$48]" office:value-type="percentage" office:value="0.752808988764045" calcext:value-type="percentage">
            <text:p>75.28%</text:p>
          </table:table-cell>
          <table:table-cell table:style-name="ce4" office:value-type="float" office:value="33.4393527253167" calcext:value-type="float">
            <text:p>33.439</text:p>
          </table:table-cell>
          <table:table-cell table:style-name="ce4" office:value-type="float" office:value="37.0429735809927" calcext:value-type="float">
            <text:p>37.043</text:p>
          </table:table-cell>
          <table:table-cell table:formula="of:=[.R16]/[.R$48]" office:value-type="float" office:value="0.944501176286449" calcext:value-type="float">
            <text:p>0.945</text:p>
          </table:table-cell>
          <table:table-cell table:formula="of:=[.S16]/[.S$48]" office:value-type="float" office:value="1.05854185621537" calcext:value-type="float">
            <text:p>1.059</text:p>
          </table:table-cell>
        </table:table-row>
        <table:table-row table:style-name="ro1">
          <table:table-cell table:style-name="ce1" office:value-type="date" office:date-value="2018-01-27T15:35:00" calcext:value-type="date">
            <text:p>2018-01-27T15:35:00</text:p>
          </table:table-cell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 table:formula="of:=[.C17]+[.D16]" office:value-type="float" office:value="13802" calcext:value-type="float">
            <text:p>13802</text:p>
          </table:table-cell>
          <table:table-cell table:style-name="ce2" table:formula="of:=[.D17]/[.$D$39]*100" office:value-type="float" office:value="92.7304488040849" calcext:value-type="float">
            <text:p>92.73</text:p>
          </table:table-cell>
          <table:table-cell table:style-name="ce4" office:value-type="float" office:value="52.4629478563699" calcext:value-type="float">
            <text:p>52.463</text:p>
          </table:table-cell>
          <table:table-cell table:style-name="ce4" office:value-type="float" office:value="47.5370521436301" calcext:value-type="float">
            <text:p>47.537</text:p>
          </table:table-cell>
          <table:table-cell table:formula="of:=[.F17]/[.F$39]" office:value-type="float" office:value="1.02123825804348" calcext:value-type="float">
            <text:p>1.021</text:p>
          </table:table-cell>
          <table:table-cell table:formula="of:=[.G17]/[.G$39]" office:value-type="float" office:value="0.977563392546899" calcext:value-type="float">
            <text:p>0.978</text:p>
          </table:table-cell>
          <table:table-cell table:number-columns-repeated="3"/>
          <table:table-cell table:style-name="ce1" office:value-type="date" office:date-value="2023-01-14T15:35:00" calcext:value-type="date">
            <text:p>2023-01-14T15:35:00</text:p>
          </table:table-cell>
          <table:table-cell office:value-type="float" office:value="16" calcext:value-type="float">
            <text:p>16</text:p>
          </table:table-cell>
          <table:table-cell office:value-type="float" office:value="68.4340059975469" calcext:value-type="float">
            <text:p>68.4340059975469</text:p>
          </table:table-cell>
          <table:table-cell office:value-type="float" office:value="11833" calcext:value-type="float">
            <text:p>11833</text:p>
          </table:table-cell>
          <table:table-cell table:style-name="ce5" table:formula="of:=[.P17]/[.$P$48]" office:value-type="percentage" office:value="0.796138060956738" calcext:value-type="percentage">
            <text:p>79.61%</text:p>
          </table:table-cell>
          <table:table-cell table:style-name="ce4" office:value-type="float" office:value="33.6464429832486" calcext:value-type="float">
            <text:p>33.646</text:p>
          </table:table-cell>
          <table:table-cell table:style-name="ce4" office:value-type="float" office:value="36.826010333116" calcext:value-type="float">
            <text:p>36.826</text:p>
          </table:table-cell>
          <table:table-cell table:formula="of:=[.R17]/[.R$48]" office:value-type="float" office:value="0.950350481858266" calcext:value-type="float">
            <text:p>0.950</text:p>
          </table:table-cell>
          <table:table-cell table:formula="of:=[.S17]/[.S$48]" office:value-type="float" office:value="1.0523419036485" calcext:value-type="float">
            <text:p>1.052</text:p>
          </table:table-cell>
        </table:table-row>
        <table:table-row table:style-name="ro1">
          <table:table-cell table:style-name="ce1" office:value-type="date" office:date-value="2018-01-27T15:40:00" calcext:value-type="date">
            <text:p>2018-01-27T15:40:00</text:p>
          </table:table-cell>
          <table:table-cell office:value-type="float" office:value="17" calcext:value-type="float">
            <text:p>17</text:p>
          </table:table-cell>
          <table:table-cell office:value-type="float" office:value="253" calcext:value-type="float">
            <text:p>253</text:p>
          </table:table-cell>
          <table:table-cell table:formula="of:=[.C18]+[.D17]" office:value-type="float" office:value="14055" calcext:value-type="float">
            <text:p>14055</text:p>
          </table:table-cell>
          <table:table-cell table:style-name="ce2" table:formula="of:=[.D18]/[.$D$39]*100" office:value-type="float" office:value="94.4302606826122" calcext:value-type="float">
            <text:p>94.43</text:p>
          </table:table-cell>
          <table:table-cell table:style-name="ce4" office:value-type="float" office:value="52.2266545827263" calcext:value-type="float">
            <text:p>52.227</text:p>
          </table:table-cell>
          <table:table-cell table:style-name="ce4" office:value-type="float" office:value="47.7733454172737" calcext:value-type="float">
            <text:p>47.773</text:p>
          </table:table-cell>
          <table:table-cell table:formula="of:=[.F18]/[.F$39]" office:value-type="float" office:value="1.01663859788287" calcext:value-type="float">
            <text:p>1.017</text:p>
          </table:table-cell>
          <table:table-cell table:formula="of:=[.G18]/[.G$39]" office:value-type="float" office:value="0.982422584352085" calcext:value-type="float">
            <text:p>0.982</text:p>
          </table:table-cell>
          <table:table-cell table:number-columns-repeated="3"/>
          <table:table-cell table:style-name="ce1" office:value-type="date" office:date-value="2023-01-14T15:40:00" calcext:value-type="date">
            <text:p>2023-01-14T15:40:00</text:p>
          </table:table-cell>
          <table:table-cell office:value-type="float" office:value="17" calcext:value-type="float">
            <text:p>17</text:p>
          </table:table-cell>
          <table:table-cell office:value-type="float" office:value="73.5894898354172" calcext:value-type="float">
            <text:p>73.5894898354172</text:p>
          </table:table-cell>
          <table:table-cell office:value-type="float" office:value="12379" calcext:value-type="float">
            <text:p>12379</text:p>
          </table:table-cell>
          <table:table-cell table:style-name="ce6" table:formula="of:=[.P18]/[.$P$48]" office:value-type="percentage" office:value="0.832873578685326" calcext:value-type="percentage">
            <text:p>83.29%</text:p>
          </table:table-cell>
          <table:table-cell table:style-name="ce4" office:value-type="float" office:value="33.8774247605686" calcext:value-type="float">
            <text:p>33.877</text:p>
          </table:table-cell>
          <table:table-cell table:style-name="ce4" office:value-type="float" office:value="36.5669238788375" calcext:value-type="float">
            <text:p>36.567</text:p>
          </table:table-cell>
          <table:table-cell table:formula="of:=[.R18]/[.R$48]" office:value-type="float" office:value="0.956874608152562" calcext:value-type="float">
            <text:p>0.957</text:p>
          </table:table-cell>
          <table:table-cell table:formula="of:=[.S18]/[.S$48]" office:value-type="float" office:value="1.04493823623955" calcext:value-type="float">
            <text:p>1.045</text:p>
          </table:table-cell>
        </table:table-row>
        <table:table-row table:style-name="ro1">
          <table:table-cell table:style-name="ce1" office:value-type="date" office:date-value="2018-01-27T15:45:00" calcext:value-type="date">
            <text:p>2018-01-27T15:45:00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table:formula="of:=[.C19]+[.D18]" office:value-type="float" office:value="14269" calcext:value-type="float">
            <text:p>14269</text:p>
          </table:table-cell>
          <table:table-cell table:style-name="ce2" table:formula="of:=[.D19]/[.$D$39]*100" office:value-type="float" office:value="95.8680462241333" calcext:value-type="float">
            <text:p>95.87</text:p>
          </table:table-cell>
          <table:table-cell table:style-name="ce4" office:value-type="float" office:value="52.0754841427064" calcext:value-type="float">
            <text:p>52.075</text:p>
          </table:table-cell>
          <table:table-cell table:style-name="ce4" office:value-type="float" office:value="47.9245158572936" calcext:value-type="float">
            <text:p>47.925</text:p>
          </table:table-cell>
          <table:table-cell table:formula="of:=[.F19]/[.F$39]" office:value-type="float" office:value="1.0136959299021" calcext:value-type="float">
            <text:p>1.014</text:p>
          </table:table-cell>
          <table:table-cell table:formula="of:=[.G19]/[.G$39]" office:value-type="float" office:value="0.985531289699488" calcext:value-type="float">
            <text:p>0.986</text:p>
          </table:table-cell>
          <table:table-cell table:number-columns-repeated="3"/>
          <table:table-cell table:style-name="ce1" office:value-type="date" office:date-value="2023-01-14T15:45:00" calcext:value-type="date">
            <text:p>2023-01-14T15:45:00</text:p>
          </table:table-cell>
          <table:table-cell office:value-type="float" office:value="18" calcext:value-type="float">
            <text:p>18</text:p>
          </table:table-cell>
          <table:table-cell office:value-type="float" office:value="78.3144188302452" calcext:value-type="float">
            <text:p>78.3144188302452</text:p>
          </table:table-cell>
          <table:table-cell office:value-type="float" office:value="12862" calcext:value-type="float">
            <text:p>12862</text:p>
          </table:table-cell>
          <table:table-cell table:style-name="ce5" table:formula="of:=[.P19]/[.$P$48]" office:value-type="percentage" office:value="0.865370382829846" calcext:value-type="percentage">
            <text:p>86.54%</text:p>
          </table:table-cell>
          <table:table-cell table:style-name="ce4" office:value-type="float" office:value="34.0731898529908" calcext:value-type="float">
            <text:p>34.073</text:p>
          </table:table-cell>
          <table:table-cell table:style-name="ce4" office:value-type="float" office:value="36.3730107409972" calcext:value-type="float">
            <text:p>36.373</text:p>
          </table:table-cell>
          <table:table-cell table:formula="of:=[.R19]/[.R$48]" office:value-type="float" office:value="0.962404032169451" calcext:value-type="float">
            <text:p>0.962</text:p>
          </table:table-cell>
          <table:table-cell table:formula="of:=[.S19]/[.S$48]" office:value-type="float" office:value="1.039396964764" calcext:value-type="float">
            <text:p>1.039</text:p>
          </table:table-cell>
        </table:table-row>
        <table:table-row table:style-name="ro1">
          <table:table-cell table:style-name="ce1" office:value-type="date" office:date-value="2018-01-27T15:50:00" calcext:value-type="date">
            <text:p>2018-01-27T15:50:00</text:p>
          </table:table-cell>
          <table:table-cell office:value-type="float" office:value="19" calcext:value-type="float">
            <text:p>19</text:p>
          </table:table-cell>
          <table:table-cell office:value-type="float" office:value="166" calcext:value-type="float">
            <text:p>166</text:p>
          </table:table-cell>
          <table:table-cell table:formula="of:=[.C20]+[.D19]" office:value-type="float" office:value="14435" calcext:value-type="float">
            <text:p>14435</text:p>
          </table:table-cell>
          <table:table-cell table:style-name="ce2" table:formula="of:=[.D20]/[.$D$39]*100" office:value-type="float" office:value="96.983337812416" calcext:value-type="float">
            <text:p>96.98</text:p>
          </table:table-cell>
          <table:table-cell table:style-name="ce4" office:value-type="float" office:value="51.9136524674738" calcext:value-type="float">
            <text:p>51.914</text:p>
          </table:table-cell>
          <table:table-cell table:style-name="ce4" office:value-type="float" office:value="48.0863475325262" calcext:value-type="float">
            <text:p>48.086</text:p>
          </table:table-cell>
          <table:table-cell table:formula="of:=[.F20]/[.F$39]" office:value-type="float" office:value="1.0105457314313" calcext:value-type="float">
            <text:p>1.011</text:p>
          </table:table-cell>
          <table:table-cell table:formula="of:=[.G20]/[.G$39]" office:value-type="float" office:value="0.988859235256228" calcext:value-type="float">
            <text:p>0.989</text:p>
          </table:table-cell>
          <table:table-cell table:number-columns-repeated="3"/>
          <table:table-cell table:style-name="ce1" office:value-type="date" office:date-value="2023-01-14T15:50:00" calcext:value-type="date">
            <text:p>2023-01-14T15:50:00</text:p>
          </table:table-cell>
          <table:table-cell office:value-type="float" office:value="19" calcext:value-type="float">
            <text:p>19</text:p>
          </table:table-cell>
          <table:table-cell office:value-type="float" office:value="82.2968645794955" calcext:value-type="float">
            <text:p>82.2968645794955</text:p>
          </table:table-cell>
          <table:table-cell office:value-type="float" office:value="13245" calcext:value-type="float">
            <text:p>13245</text:p>
          </table:table-cell>
          <table:table-cell table:style-name="ce5" table:formula="of:=[.P20]/[.$P$48]" office:value-type="percentage" office:value="0.891139070174258" calcext:value-type="percentage">
            <text:p>89.11%</text:p>
          </table:table-cell>
          <table:table-cell table:style-name="ce4" office:value-type="float" office:value="34.2682487373457" calcext:value-type="float">
            <text:p>34.268</text:p>
          </table:table-cell>
          <table:table-cell table:style-name="ce4" office:value-type="float" office:value="36.1445284398425" calcext:value-type="float">
            <text:p>36.145</text:p>
          </table:table-cell>
          <table:table-cell table:formula="of:=[.R20]/[.R$48]" office:value-type="float" office:value="0.967913509198857" calcext:value-type="float">
            <text:p>0.968</text:p>
          </table:table-cell>
          <table:table-cell table:formula="of:=[.S20]/[.S$48]" office:value-type="float" office:value="1.0328678431575" calcext:value-type="float">
            <text:p>1.033</text:p>
          </table:table-cell>
        </table:table-row>
        <table:table-row table:style-name="ro1">
          <table:table-cell table:style-name="ce1" office:value-type="date" office:date-value="2018-01-27T15:55:00" calcext:value-type="date">
            <text:p>2018-01-27T15:55:0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table:formula="of:=[.C21]+[.D20]" office:value-type="float" office:value="14550" calcext:value-type="float">
            <text:p>14550</text:p>
          </table:table-cell>
          <table:table-cell table:style-name="ce2" table:formula="of:=[.D21]/[.$D$39]*100" office:value-type="float" office:value="97.755979575383" calcext:value-type="float">
            <text:p>97.76</text:p>
          </table:table-cell>
          <table:table-cell table:style-name="ce4" office:value-type="float" office:value="51.8233439452595" calcext:value-type="float">
            <text:p>51.823</text:p>
          </table:table-cell>
          <table:table-cell table:style-name="ce4" office:value-type="float" office:value="48.1766560547405" calcext:value-type="float">
            <text:p>48.177</text:p>
          </table:table-cell>
          <table:table-cell table:formula="of:=[.F21]/[.F$39]" office:value-type="float" office:value="1.00878779517951" calcext:value-type="float">
            <text:p>1.009</text:p>
          </table:table-cell>
          <table:table-cell table:formula="of:=[.G21]/[.G$39]" office:value-type="float" office:value="0.990716361463486" calcext:value-type="float">
            <text:p>0.991</text:p>
          </table:table-cell>
          <table:table-cell table:number-columns-repeated="3"/>
          <table:table-cell table:style-name="ce1" office:value-type="date" office:date-value="2023-01-14T15:55:00" calcext:value-type="date">
            <text:p>2023-01-14T15:55:00</text:p>
          </table:table-cell>
          <table:table-cell office:value-type="float" office:value="20" calcext:value-type="float">
            <text:p>20</text:p>
          </table:table-cell>
          <table:table-cell office:value-type="float" office:value="85.5609105451425" calcext:value-type="float">
            <text:p>85.5609105451425</text:p>
          </table:table-cell>
          <table:table-cell office:value-type="float" office:value="13551" calcext:value-type="float">
            <text:p>13551</text:p>
          </table:table-cell>
          <table:table-cell table:style-name="ce6" table:formula="of:=[.P21]/[.$P$48]" office:value-type="percentage" office:value="0.911727107582588" calcext:value-type="percentage">
            <text:p>91.17%</text:p>
          </table:table-cell>
          <table:table-cell table:style-name="ce4" office:value-type="float" office:value="34.4234646966742" calcext:value-type="float">
            <text:p>34.423</text:p>
          </table:table-cell>
          <table:table-cell table:style-name="ce4" office:value-type="float" office:value="35.9766404314445" calcext:value-type="float">
            <text:p>35.977</text:p>
          </table:table-cell>
          <table:table-cell table:formula="of:=[.R21]/[.R$48]" office:value-type="float" office:value="0.97229761487723" calcext:value-type="float">
            <text:p>0.972</text:p>
          </table:table-cell>
          <table:table-cell table:formula="of:=[.S21]/[.S$48]" office:value-type="float" office:value="1.02807026707583" calcext:value-type="float">
            <text:p>1.028</text:p>
          </table:table-cell>
        </table:table-row>
        <table:table-row table:style-name="ro1">
          <table:table-cell table:style-name="ce1" office:value-type="date" office:date-value="2018-01-27T16:00:00" calcext:value-type="date">
            <text:p>2018-01-27T16:00:00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table:formula="of:=[.C22]+[.D21]" office:value-type="float" office:value="14636" calcext:value-type="float">
            <text:p>14636</text:p>
          </table:table-cell>
          <table:table-cell table:style-name="ce2" table:formula="of:=[.D22]/[.$D$39]*100" office:value-type="float" office:value="98.3337812416017" calcext:value-type="float">
            <text:p>98.33</text:p>
          </table:table-cell>
          <table:table-cell table:style-name="ce4" office:value-type="float" office:value="51.7181233145719" calcext:value-type="float">
            <text:p>51.718</text:p>
          </table:table-cell>
          <table:table-cell table:style-name="ce4" office:value-type="float" office:value="48.2818766854281" calcext:value-type="float">
            <text:p>48.282</text:p>
          </table:table-cell>
          <table:table-cell table:formula="of:=[.F22]/[.F$39]" office:value-type="float" office:value="1.00673958138321" calcext:value-type="float">
            <text:p>1.007</text:p>
          </table:table-cell>
          <table:table-cell table:formula="of:=[.G22]/[.G$39]" office:value-type="float" office:value="0.9928801438619" calcext:value-type="float">
            <text:p>0.993</text:p>
          </table:table-cell>
          <table:table-cell table:number-columns-repeated="3"/>
          <table:table-cell table:style-name="ce1" office:value-type="date" office:date-value="2023-01-14T16:00:00" calcext:value-type="date">
            <text:p>2023-01-14T16:00:00</text:p>
          </table:table-cell>
          <table:table-cell office:value-type="float" office:value="21" calcext:value-type="float">
            <text:p>21</text:p>
          </table:table-cell>
          <table:table-cell office:value-type="float" office:value="88.4512617700692" calcext:value-type="float">
            <text:p>88.4512617700692</text:p>
          </table:table-cell>
          <table:table-cell office:value-type="float" office:value="13826" calcext:value-type="float">
            <text:p>13826</text:p>
          </table:table-cell>
          <table:table-cell table:style-name="ce5" table:formula="of:=[.P22]/[.$P$48]" office:value-type="percentage" office:value="0.930229428782884" calcext:value-type="percentage">
            <text:p>93.02%</text:p>
          </table:table-cell>
          <table:table-cell table:style-name="ce4" office:value-type="float" office:value="34.5651544472002" calcext:value-type="float">
            <text:p>34.565</text:p>
          </table:table-cell>
          <table:table-cell table:style-name="ce4" office:value-type="float" office:value="35.8277073881286" calcext:value-type="float">
            <text:p>35.828</text:p>
          </table:table-cell>
          <table:table-cell table:formula="of:=[.R22]/[.R$48]" office:value-type="float" office:value="0.976299670094592" calcext:value-type="float">
            <text:p>0.976</text:p>
          </table:table-cell>
          <table:table-cell table:formula="of:=[.S22]/[.S$48]" office:value-type="float" office:value="1.0238143490195" calcext:value-type="float">
            <text:p>1.024</text:p>
          </table:table-cell>
        </table:table-row>
        <table:table-row table:style-name="ro1">
          <table:table-cell table:style-name="ce1" office:value-type="date" office:date-value="2018-01-27T16:05:00" calcext:value-type="date">
            <text:p>2018-01-27T16:05:0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formula="of:=[.C23]+[.D22]" office:value-type="float" office:value="14698" calcext:value-type="float">
            <text:p>14698</text:p>
          </table:table-cell>
          <table:table-cell table:style-name="ce2" table:formula="of:=[.D23]/[.$D$39]*100" office:value-type="float" office:value="98.7503359312013" calcext:value-type="float">
            <text:p>98.75</text:p>
          </table:table-cell>
          <table:table-cell table:style-name="ce4" office:value-type="float" office:value="51.647168228636" calcext:value-type="float">
            <text:p>51.647</text:p>
          </table:table-cell>
          <table:table-cell table:style-name="ce4" office:value-type="float" office:value="48.352831771364" calcext:value-type="float">
            <text:p>48.353</text:p>
          </table:table-cell>
          <table:table-cell table:formula="of:=[.F23]/[.F$39]" office:value-type="float" office:value="1.00535837709864" calcext:value-type="float">
            <text:p>1.005</text:p>
          </table:table-cell>
          <table:table-cell table:formula="of:=[.G23]/[.G$39]" office:value-type="float" office:value="0.994339281343046" calcext:value-type="float">
            <text:p>0.994</text:p>
          </table:table-cell>
          <table:table-cell table:number-columns-repeated="3"/>
          <table:table-cell table:style-name="ce1" office:value-type="date" office:date-value="2023-01-14T16:05:00" calcext:value-type="date">
            <text:p>2023-01-14T16:05:00</text:p>
          </table:table-cell>
          <table:table-cell office:value-type="float" office:value="22" calcext:value-type="float">
            <text:p>22</text:p>
          </table:table-cell>
          <table:table-cell office:value-type="float" office:value="90.8018524304989" calcext:value-type="float">
            <text:p>90.8018524304989</text:p>
          </table:table-cell>
          <table:table-cell office:value-type="float" office:value="14061" calcext:value-type="float">
            <text:p>14061</text:p>
          </table:table-cell>
          <table:table-cell table:style-name="ce5" table:formula="of:=[.P23]/[.$P$48]" office:value-type="percentage" office:value="0.946040503263137" calcext:value-type="percentage">
            <text:p>94.60%</text:p>
          </table:table-cell>
          <table:table-cell table:style-name="ce4" office:value-type="float" office:value="34.7026203308229" calcext:value-type="float">
            <text:p>34.703</text:p>
          </table:table-cell>
          <table:table-cell table:style-name="ce4" office:value-type="float" office:value="35.6840992089567" calcext:value-type="float">
            <text:p>35.684</text:p>
          </table:table-cell>
          <table:table-cell table:formula="of:=[.R23]/[.R$48]" office:value-type="float" office:value="0.980182421350198" calcext:value-type="float">
            <text:p>0.980</text:p>
          </table:table-cell>
          <table:table-cell table:formula="of:=[.S23]/[.S$48]" office:value-type="float" office:value="1.01971059454591" calcext:value-type="float">
            <text:p>1.020</text:p>
          </table:table-cell>
        </table:table-row>
        <table:table-row table:style-name="ro1">
          <table:table-cell table:style-name="ce1" office:value-type="date" office:date-value="2018-01-27T16:10:00" calcext:value-type="date">
            <text:p>2018-01-27T16:10:0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formula="of:=[.C24]+[.D23]" office:value-type="float" office:value="14747" calcext:value-type="float">
            <text:p>14747</text:p>
          </table:table-cell>
          <table:table-cell table:style-name="ce2" table:formula="of:=[.D24]/[.$D$39]*100" office:value-type="float" office:value="99.0795485084655" calcext:value-type="float">
            <text:p>99.08</text:p>
          </table:table-cell>
          <table:table-cell table:style-name="ce4" office:value-type="float" office:value="51.6042895691498" calcext:value-type="float">
            <text:p>51.604</text:p>
          </table:table-cell>
          <table:table-cell table:style-name="ce4" office:value-type="float" office:value="48.3957104308503" calcext:value-type="float">
            <text:p>48.396</text:p>
          </table:table-cell>
          <table:table-cell table:formula="of:=[.F24]/[.F$39]" office:value-type="float" office:value="1.00452370559599" calcext:value-type="float">
            <text:p>1.005</text:p>
          </table:table-cell>
          <table:table-cell table:formula="of:=[.G24]/[.G$39]" office:value-type="float" office:value="0.995221048426723" calcext:value-type="float">
            <text:p>0.995</text:p>
          </table:table-cell>
          <table:table-cell table:number-columns-repeated="3"/>
          <table:table-cell table:style-name="ce1" office:value-type="date" office:date-value="2023-01-14T16:10:00" calcext:value-type="date">
            <text:p>2023-01-14T16:10:00</text:p>
          </table:table-cell>
          <table:table-cell office:value-type="float" office:value="23" calcext:value-type="float">
            <text:p>23</text:p>
          </table:table-cell>
          <table:table-cell office:value-type="float" office:value="92.74811702212" calcext:value-type="float">
            <text:p>92.74811702212</text:p>
          </table:table-cell>
          <table:table-cell office:value-type="float" office:value="14233" calcext:value-type="float">
            <text:p>14233</text:p>
          </table:table-cell>
          <table:table-cell table:style-name="ce6" table:formula="of:=[.P24]/[.$P$48]" office:value-type="percentage" office:value="0.957612864159322" calcext:value-type="percentage">
            <text:p>95.76%</text:p>
          </table:table-cell>
          <table:table-cell table:style-name="ce4" office:value-type="float" office:value="34.7813339064647" calcext:value-type="float">
            <text:p>34.781</text:p>
          </table:table-cell>
          <table:table-cell table:style-name="ce4" office:value-type="float" office:value="35.5973115914522" calcext:value-type="float">
            <text:p>35.597</text:p>
          </table:table-cell>
          <table:table-cell table:formula="of:=[.R24]/[.R$48]" office:value-type="float" office:value="0.982405701967921" calcext:value-type="float">
            <text:p>0.982</text:p>
          </table:table-cell>
          <table:table-cell table:formula="of:=[.S24]/[.S$48]" office:value-type="float" office:value="1.01723054726977" calcext:value-type="float">
            <text:p>1.017</text:p>
          </table:table-cell>
        </table:table-row>
        <table:table-row table:style-name="ro1">
          <table:table-cell table:style-name="ce1" office:value-type="date" office:date-value="2018-01-27T16:15:00" calcext:value-type="date">
            <text:p>2018-01-27T16:15: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C25]+[.D24]" office:value-type="float" office:value="14772" calcext:value-type="float">
            <text:p>14772</text:p>
          </table:table-cell>
          <table:table-cell table:style-name="ce2" table:formula="of:=[.D25]/[.$D$39]*100" office:value-type="float" office:value="99.2475141091105" calcext:value-type="float">
            <text:p>99.25</text:p>
          </table:table-cell>
          <table:table-cell table:style-name="ce4" office:value-type="float" office:value="51.5699261912152" calcext:value-type="float">
            <text:p>51.570</text:p>
          </table:table-cell>
          <table:table-cell table:style-name="ce4" office:value-type="float" office:value="48.4300738087848" calcext:value-type="float">
            <text:p>48.430</text:p>
          </table:table-cell>
          <table:table-cell table:formula="of:=[.F25]/[.F$39]" office:value-type="float" office:value="1.00385479167376" calcext:value-type="float">
            <text:p>1.004</text:p>
          </table:table-cell>
          <table:table-cell table:formula="of:=[.G25]/[.G$39]" office:value-type="float" office:value="0.995927705209132" calcext:value-type="float">
            <text:p>0.996</text:p>
          </table:table-cell>
          <table:table-cell table:number-columns-repeated="3"/>
          <table:table-cell table:style-name="ce1" office:value-type="date" office:date-value="2023-01-14T16:15:00" calcext:value-type="date">
            <text:p>2023-01-14T16:15:00</text:p>
          </table:table-cell>
          <table:table-cell office:value-type="float" office:value="24" calcext:value-type="float">
            <text:p>24</text:p>
          </table:table-cell>
          <table:table-cell office:value-type="float" office:value="94.1761301365072" calcext:value-type="float">
            <text:p>94.1761301365072</text:p>
          </table:table-cell>
          <table:table-cell office:value-type="float" office:value="14368" calcext:value-type="float">
            <text:p>14368</text:p>
          </table:table-cell>
          <table:table-cell table:style-name="ce5" table:formula="of:=[.P25]/[.$P$48]" office:value-type="percentage" office:value="0.966695821839467" calcext:value-type="percentage">
            <text:p>96.67%</text:p>
          </table:table-cell>
          <table:table-cell table:style-name="ce4" office:value-type="float" office:value="34.8962792016056" calcext:value-type="float">
            <text:p>34.896</text:p>
          </table:table-cell>
          <table:table-cell table:style-name="ce4" office:value-type="float" office:value="35.4848657733644" calcext:value-type="float">
            <text:p>35.485</text:p>
          </table:table-cell>
          <table:table-cell table:formula="of:=[.R25]/[.R$48]" office:value-type="float" office:value="0.985652354717482" calcext:value-type="float">
            <text:p>0.986</text:p>
          </table:table-cell>
          <table:table-cell table:formula="of:=[.S25]/[.S$48]" office:value-type="float" office:value="1.01401728997707" calcext:value-type="float">
            <text:p>1.014</text:p>
          </table:table-cell>
        </table:table-row>
        <table:table-row table:style-name="ro1">
          <table:table-cell table:style-name="ce1" office:value-type="date" office:date-value="2018-01-27T16:20:00" calcext:value-type="date">
            <text:p>2018-01-27T16:20:0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26]+[.D25]" office:value-type="float" office:value="14797" calcext:value-type="float">
            <text:p>14797</text:p>
          </table:table-cell>
          <table:table-cell table:style-name="ce2" table:formula="of:=[.D26]/[.$D$39]*100" office:value-type="float" office:value="99.4154797097555" calcext:value-type="float">
            <text:p>99.42</text:p>
          </table:table-cell>
          <table:table-cell table:style-name="ce4" office:value-type="float" office:value="51.5454749309442" calcext:value-type="float">
            <text:p>51.545</text:p>
          </table:table-cell>
          <table:table-cell table:style-name="ce4" office:value-type="float" office:value="48.4545250690559" calcext:value-type="float">
            <text:p>48.455</text:p>
          </table:table-cell>
          <table:table-cell table:formula="of:=[.F26]/[.F$39]" office:value-type="float" office:value="1.00337882599767" calcext:value-type="float">
            <text:p>1.003</text:p>
          </table:table-cell>
          <table:table-cell table:formula="of:=[.G26]/[.G$39]" office:value-type="float" office:value="0.996430526815959" calcext:value-type="float">
            <text:p>0.996</text:p>
          </table:table-cell>
          <table:table-cell table:number-columns-repeated="3"/>
          <table:table-cell table:style-name="ce1" office:value-type="date" office:date-value="2023-01-14T16:20:00" calcext:value-type="date">
            <text:p>2023-01-14T16:20:00</text:p>
          </table:table-cell>
          <table:table-cell office:value-type="float" office:value="25" calcext:value-type="float">
            <text:p>25</text:p>
          </table:table-cell>
          <table:table-cell office:value-type="float" office:value="95.3186488263743" calcext:value-type="float">
            <text:p>95.3186488263743</text:p>
          </table:table-cell>
          <table:table-cell office:value-type="float" office:value="14466" calcext:value-type="float">
            <text:p>14466</text:p>
          </table:table-cell>
          <table:table-cell table:style-name="ce5" table:formula="of:=[.P26]/[.$P$48]" office:value-type="percentage" office:value="0.973289376303573" calcext:value-type="percentage">
            <text:p>97.33%</text:p>
          </table:table-cell>
          <table:table-cell table:style-name="ce4" office:value-type="float" office:value="34.9799771909671" calcext:value-type="float">
            <text:p>34.980</text:p>
          </table:table-cell>
          <table:table-cell table:style-name="ce4" office:value-type="float" office:value="35.4053419492429" calcext:value-type="float">
            <text:p>35.405</text:p>
          </table:table-cell>
          <table:table-cell table:formula="of:=[.R26]/[.R$48]" office:value-type="float" office:value="0.988016421093231" calcext:value-type="float">
            <text:p>0.988</text:p>
          </table:table-cell>
          <table:table-cell table:formula="of:=[.S26]/[.S$48]" office:value-type="float" office:value="1.01174481322207" calcext:value-type="float">
            <text:p>1.012</text:p>
          </table:table-cell>
        </table:table-row>
        <table:table-row table:style-name="ro1">
          <table:table-cell table:style-name="ce1" office:value-type="date" office:date-value="2018-01-27T16:25:00" calcext:value-type="date">
            <text:p>2018-01-27T16:25: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C27]+[.D26]" office:value-type="float" office:value="14819" calcext:value-type="float">
            <text:p>14819</text:p>
          </table:table-cell>
          <table:table-cell table:style-name="ce2" table:formula="of:=[.D27]/[.$D$39]*100" office:value-type="float" office:value="99.563289438323" calcext:value-type="float">
            <text:p>99.56</text:p>
          </table:table-cell>
          <table:table-cell table:style-name="ce4" office:value-type="float" office:value="51.5249270589175" calcext:value-type="float">
            <text:p>51.525</text:p>
          </table:table-cell>
          <table:table-cell table:style-name="ce4" office:value-type="float" office:value="48.4750729410825" calcext:value-type="float">
            <text:p>48.475</text:p>
          </table:table-cell>
          <table:table-cell table:formula="of:=[.F27]/[.F$39]" office:value-type="float" office:value="1.00297884326905" calcext:value-type="float">
            <text:p>1.003</text:p>
          </table:table-cell>
          <table:table-cell table:formula="of:=[.G27]/[.G$39]" office:value-type="float" office:value="0.996853078206551" calcext:value-type="float">
            <text:p>0.997</text:p>
          </table:table-cell>
          <table:table-cell table:number-columns-repeated="3"/>
          <table:table-cell table:style-name="ce1" office:value-type="date" office:date-value="2023-01-14T16:25:01" calcext:value-type="date">
            <text:p>2023-01-14T16:25:01</text:p>
          </table:table-cell>
          <table:table-cell office:value-type="float" office:value="26" calcext:value-type="float">
            <text:p>26</text:p>
          </table:table-cell>
          <table:table-cell office:value-type="float" office:value="96.4033933243479" calcext:value-type="float">
            <text:p>96.4033933243479</text:p>
          </table:table-cell>
          <table:table-cell office:value-type="float" office:value="14559" calcext:value-type="float">
            <text:p>14559</text:p>
          </table:table-cell>
          <table:table-cell table:style-name="ce5" table:formula="of:=[.P27]/[.$P$48]" office:value-type="percentage" office:value="0.979546524927673" calcext:value-type="percentage">
            <text:p>97.95%</text:p>
          </table:table-cell>
          <table:table-cell table:style-name="ce4" office:value-type="float" office:value="35.0772518340046" calcext:value-type="float">
            <text:p>35.077</text:p>
          </table:table-cell>
          <table:table-cell table:style-name="ce4" office:value-type="float" office:value="35.306305962828" calcext:value-type="float">
            <text:p>35.306</text:p>
          </table:table-cell>
          <table:table-cell table:formula="of:=[.R27]/[.R$48]" office:value-type="float" office:value="0.99076396275549" calcext:value-type="float">
            <text:p>0.991</text:p>
          </table:table-cell>
          <table:table-cell table:formula="of:=[.S27]/[.S$48]" office:value-type="float" office:value="1.00891475594649" calcext:value-type="float">
            <text:p>1.009</text:p>
          </table:table-cell>
        </table:table-row>
        <table:table-row table:style-name="ro1">
          <table:table-cell table:style-name="ce1" office:value-type="date" office:date-value="2018-01-27T16:30:00" calcext:value-type="date">
            <text:p>2018-01-27T16:30:0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[.C28]+[.D27]" office:value-type="float" office:value="14842" calcext:value-type="float">
            <text:p>14842</text:p>
          </table:table-cell>
          <table:table-cell table:style-name="ce2" table:formula="of:=[.D28]/[.$D$39]*100" office:value-type="float" office:value="99.7178177909164" calcext:value-type="float">
            <text:p>99.72</text:p>
          </table:table-cell>
          <table:table-cell table:style-name="ce4" office:value-type="float" office:value="51.4888478808972" calcext:value-type="float">
            <text:p>51.489</text:p>
          </table:table-cell>
          <table:table-cell table:style-name="ce4" office:value-type="float" office:value="48.5111521191028" calcext:value-type="float">
            <text:p>48.511</text:p>
          </table:table-cell>
          <table:table-cell table:formula="of:=[.F28]/[.F$39]" office:value-type="float" office:value="1.00227652976173" calcext:value-type="float">
            <text:p>1.002</text:p>
          </table:table-cell>
          <table:table-cell table:formula="of:=[.G28]/[.G$39]" office:value-type="float" office:value="0.997595019115282" calcext:value-type="float">
            <text:p>0.998</text:p>
          </table:table-cell>
          <table:table-cell table:number-columns-repeated="3"/>
          <table:table-cell table:style-name="ce1" office:value-type="date" office:date-value="2023-01-14T16:30:00" calcext:value-type="date">
            <text:p>2023-01-14T16:30:00</text:p>
          </table:table-cell>
          <table:table-cell office:value-type="float" office:value="27" calcext:value-type="float">
            <text:p>27</text:p>
          </table:table-cell>
          <table:table-cell office:value-type="float" office:value="97.2571902938611" calcext:value-type="float">
            <text:p>97.2571902938611</text:p>
          </table:table-cell>
          <table:table-cell office:value-type="float" office:value="14634" calcext:value-type="float">
            <text:p>14634</text:p>
          </table:table-cell>
          <table:table-cell table:style-name="ce5" table:formula="of:=[.P28]/[.$P$48]" office:value-type="percentage" office:value="0.984592612527753" calcext:value-type="percentage">
            <text:p>98.46%</text:p>
          </table:table-cell>
          <table:table-cell table:style-name="ce4" office:value-type="float" office:value="35.1307168756341" calcext:value-type="float">
            <text:p>35.131</text:p>
          </table:table-cell>
          <table:table-cell table:style-name="ce4" office:value-type="float" office:value="35.2495763775082" calcext:value-type="float">
            <text:p>35.250</text:p>
          </table:table-cell>
          <table:table-cell table:formula="of:=[.R28]/[.R$48]" office:value-type="float" office:value="0.992274093502459" calcext:value-type="float">
            <text:p>0.992</text:p>
          </table:table-cell>
          <table:table-cell table:formula="of:=[.S28]/[.S$48]" office:value-type="float" office:value="1.00729364849367" calcext:value-type="float">
            <text:p>1.007</text:p>
          </table:table-cell>
        </table:table-row>
        <table:table-row table:style-name="ro1">
          <table:table-cell table:style-name="ce1" office:value-type="date" office:date-value="2018-01-27T16:35:00" calcext:value-type="date">
            <text:p>2018-01-27T16:35:0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C29]+[.D28]" office:value-type="float" office:value="14854" calcext:value-type="float">
            <text:p>14854</text:p>
          </table:table-cell>
          <table:table-cell table:style-name="ce2" table:formula="of:=[.D29]/[.$D$39]*100" office:value-type="float" office:value="99.798441279226" calcext:value-type="float">
            <text:p>99.80</text:p>
          </table:table-cell>
          <table:table-cell table:style-name="ce4" office:value-type="float" office:value="51.4833606200981" calcext:value-type="float">
            <text:p>51.483</text:p>
          </table:table-cell>
          <table:table-cell table:style-name="ce4" office:value-type="float" office:value="48.5166393799019" calcext:value-type="float">
            <text:p>48.517</text:p>
          </table:table-cell>
          <table:table-cell table:formula="of:=[.F29]/[.F$39]" office:value-type="float" office:value="1.0021697153167" calcext:value-type="float">
            <text:p>1.002</text:p>
          </table:table-cell>
          <table:table-cell table:formula="of:=[.G29]/[.G$39]" office:value-type="float" office:value="0.997707860468304" calcext:value-type="float">
            <text:p>0.998</text:p>
          </table:table-cell>
          <table:table-cell table:number-columns-repeated="3"/>
          <table:table-cell table:style-name="ce1" office:value-type="date" office:date-value="2023-01-14T16:35:00" calcext:value-type="date">
            <text:p>2023-01-14T16:35:00</text:p>
          </table:table-cell>
          <table:table-cell office:value-type="float" office:value="28" calcext:value-type="float">
            <text:p>28</text:p>
          </table:table-cell>
          <table:table-cell office:value-type="float" office:value="97.7753298417599" calcext:value-type="float">
            <text:p>97.7753298417599</text:p>
          </table:table-cell>
          <table:table-cell office:value-type="float" office:value="14681" calcext:value-type="float">
            <text:p>14681</text:p>
          </table:table-cell>
          <table:table-cell table:style-name="ce5" table:formula="of:=[.P29]/[.$P$48]" office:value-type="percentage" office:value="0.987754827423804" calcext:value-type="percentage">
            <text:p>98.78%</text:p>
          </table:table-cell>
          <table:table-cell table:style-name="ce4" office:value-type="float" office:value="35.1778042151876" calcext:value-type="float">
            <text:p>35.178</text:p>
          </table:table-cell>
          <table:table-cell table:style-name="ce4" office:value-type="float" office:value="35.2106686013618" calcext:value-type="float">
            <text:p>35.211</text:p>
          </table:table-cell>
          <table:table-cell table:formula="of:=[.R29]/[.R$48]" office:value-type="float" office:value="0.993604084784342" calcext:value-type="float">
            <text:p>0.994</text:p>
          </table:table-cell>
          <table:table-cell table:formula="of:=[.S29]/[.S$48]" office:value-type="float" office:value="1.00618181794656" calcext:value-type="float">
            <text:p>1.006</text:p>
          </table:table-cell>
        </table:table-row>
        <table:table-row table:style-name="ro1">
          <table:table-cell table:style-name="ce1" office:value-type="date" office:date-value="2018-01-27T16:40:00" calcext:value-type="date">
            <text:p>2018-01-27T16:40: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C30]+[.D29]" office:value-type="float" office:value="14862" calcext:value-type="float">
            <text:p>14862</text:p>
          </table:table-cell>
          <table:table-cell table:style-name="ce2" table:formula="of:=[.D30]/[.$D$39]*100" office:value-type="float" office:value="99.8521902714324" calcext:value-type="float">
            <text:p>99.85</text:p>
          </table:table-cell>
          <table:table-cell table:style-name="ce4" office:value-type="float" office:value="51.4419524396374" calcext:value-type="float">
            <text:p>51.442</text:p>
          </table:table-cell>
          <table:table-cell table:style-name="ce4" office:value-type="float" office:value="48.5580475603626" calcext:value-type="float">
            <text:p>48.558</text:p>
          </table:table-cell>
          <table:table-cell table:formula="of:=[.F30]/[.F$39]" office:value-type="float" office:value="1.00136366800502" calcext:value-type="float">
            <text:p>1.001</text:p>
          </table:table-cell>
          <table:table-cell table:formula="of:=[.G30]/[.G$39]" office:value-type="float" office:value="0.998559388267042" calcext:value-type="float">
            <text:p>0.999</text:p>
          </table:table-cell>
          <table:table-cell table:number-columns-repeated="3"/>
          <table:table-cell table:style-name="ce1" office:value-type="date" office:date-value="2023-01-14T16:40:00" calcext:value-type="date">
            <text:p>2023-01-14T16:40:00</text:p>
          </table:table-cell>
          <table:table-cell office:value-type="float" office:value="29" calcext:value-type="float">
            <text:p>29</text:p>
          </table:table-cell>
          <table:table-cell office:value-type="float" office:value="98.2075076601639" calcext:value-type="float">
            <text:p>98.2075076601639</text:p>
          </table:table-cell>
          <table:table-cell office:value-type="float" office:value="14715" calcext:value-type="float">
            <text:p>14715</text:p>
          </table:table-cell>
          <table:table-cell table:style-name="ce5" table:formula="of:=[.P30]/[.$P$48]" office:value-type="percentage" office:value="0.990042387135841" calcext:value-type="percentage">
            <text:p>99.00%</text:p>
          </table:table-cell>
          <table:table-cell table:style-name="ce4" office:value-type="float" office:value="35.2305728622662" calcext:value-type="float">
            <text:p>35.231</text:p>
          </table:table-cell>
          <table:table-cell table:style-name="ce4" office:value-type="float" office:value="35.1631375585243" calcext:value-type="float">
            <text:p>35.163</text:p>
          </table:table-cell>
          <table:table-cell table:formula="of:=[.R30]/[.R$48]" office:value-type="float" office:value="0.995094545728553" calcext:value-type="float">
            <text:p>0.995</text:p>
          </table:table-cell>
          <table:table-cell table:formula="of:=[.S30]/[.S$48]" office:value-type="float" office:value="1.00482356850141" calcext:value-type="float">
            <text:p>1.005</text:p>
          </table:table-cell>
        </table:table-row>
        <table:table-row table:style-name="ro1">
          <table:table-cell table:style-name="ce1" office:value-type="date" office:date-value="2018-01-27T16:45:00" calcext:value-type="date">
            <text:p>2018-01-27T16:45: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C31]+[.D30]" office:value-type="float" office:value="14866" calcext:value-type="float">
            <text:p>14866</text:p>
          </table:table-cell>
          <table:table-cell table:style-name="ce2" table:formula="of:=[.D31]/[.$D$39]*100" office:value-type="float" office:value="99.8790647675356" calcext:value-type="float">
            <text:p>99.88</text:p>
          </table:table-cell>
          <table:table-cell table:style-name="ce4" office:value-type="float" office:value="51.4375892721244" calcext:value-type="float">
            <text:p>51.438</text:p>
          </table:table-cell>
          <table:table-cell table:style-name="ce4" office:value-type="float" office:value="48.5624107278755" calcext:value-type="float">
            <text:p>48.562</text:p>
          </table:table-cell>
          <table:table-cell table:formula="of:=[.F31]/[.F$39]" office:value-type="float" office:value="1.00127873504238" calcext:value-type="float">
            <text:p>1.001</text:p>
          </table:table-cell>
          <table:table-cell table:formula="of:=[.G31]/[.G$39]" office:value-type="float" office:value="0.998649113494918" calcext:value-type="float">
            <text:p>0.999</text:p>
          </table:table-cell>
          <table:table-cell table:number-columns-repeated="3"/>
          <table:table-cell table:style-name="ce1" office:value-type="date" office:date-value="2023-01-14T16:45:00" calcext:value-type="date">
            <text:p>2023-01-14T16:45:00</text:p>
          </table:table-cell>
          <table:table-cell office:value-type="float" office:value="30" calcext:value-type="float">
            <text:p>30</text:p>
          </table:table-cell>
          <table:table-cell office:value-type="float" office:value="98.5917797230682" calcext:value-type="float">
            <text:p>98.5917797230682</text:p>
          </table:table-cell>
          <table:table-cell office:value-type="float" office:value="14748" calcext:value-type="float">
            <text:p>14748</text:p>
          </table:table-cell>
          <table:table-cell table:style-name="ce5" table:formula="of:=[.P31]/[.$P$48]" office:value-type="percentage" office:value="0.992262665679876" calcext:value-type="percentage">
            <text:p>99.23%</text:p>
          </table:table-cell>
          <table:table-cell table:style-name="ce4" office:value-type="float" office:value="35.2670293131017" calcext:value-type="float">
            <text:p>35.267</text:p>
          </table:table-cell>
          <table:table-cell table:style-name="ce4" office:value-type="float" office:value="35.1304685028894" calcext:value-type="float">
            <text:p>35.130</text:p>
          </table:table-cell>
          <table:table-cell table:formula="of:=[.R31]/[.R$48]" office:value-type="float" office:value="0.996124265441737" calcext:value-type="float">
            <text:p>0.996</text:p>
          </table:table-cell>
          <table:table-cell table:formula="of:=[.S31]/[.S$48]" office:value-type="float" office:value="1.00389001594206" calcext:value-type="float">
            <text:p>1.004</text:p>
          </table:table-cell>
        </table:table-row>
        <table:table-row table:style-name="ro1">
          <table:table-cell table:style-name="ce1" office:value-type="date" office:date-value="2018-01-27T16:50:00" calcext:value-type="date">
            <text:p>2018-01-27T16:50:0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C32]+[.D31]" office:value-type="float" office:value="14871" calcext:value-type="float">
            <text:p>14871</text:p>
          </table:table-cell>
          <table:table-cell table:style-name="ce2" table:formula="of:=[.D32]/[.$D$39]*100" office:value-type="float" office:value="99.9126578876646" calcext:value-type="float">
            <text:p>99.91</text:p>
          </table:table-cell>
          <table:table-cell table:style-name="ce4" office:value-type="float" office:value="51.4214616976001" calcext:value-type="float">
            <text:p>51.421</text:p>
          </table:table-cell>
          <table:table-cell table:style-name="ce4" office:value-type="float" office:value="48.5785383023999" calcext:value-type="float">
            <text:p>48.579</text:p>
          </table:table-cell>
          <table:table-cell table:formula="of:=[.F32]/[.F$39]" office:value-type="float" office:value="1.0009647973628" calcext:value-type="float">
            <text:p>1.001</text:p>
          </table:table-cell>
          <table:table-cell table:formula="of:=[.G32]/[.G$39]" office:value-type="float" office:value="0.99898076482277" calcext:value-type="float">
            <text:p>0.999</text:p>
          </table:table-cell>
          <table:table-cell table:number-columns-repeated="3"/>
          <table:table-cell table:style-name="ce1" office:value-type="date" office:date-value="2023-01-14T16:50:00" calcext:value-type="date">
            <text:p>2023-01-14T16:50:00</text:p>
          </table:table-cell>
          <table:table-cell office:value-type="float" office:value="31" calcext:value-type="float">
            <text:p>31</text:p>
          </table:table-cell>
          <table:table-cell office:value-type="float" office:value="98.9407753904701" calcext:value-type="float">
            <text:p>98.9407753904701</text:p>
          </table:table-cell>
          <table:table-cell office:value-type="float" office:value="14774" calcext:value-type="float">
            <text:p>14774</text:p>
          </table:table-cell>
          <table:table-cell table:style-name="ce5" table:formula="of:=[.P32]/[.$P$48]" office:value-type="percentage" office:value="0.994011976047904" calcext:value-type="percentage">
            <text:p>99.40%</text:p>
          </table:table-cell>
          <table:table-cell table:style-name="ce4" office:value-type="float" office:value="35.3009095647471" calcext:value-type="float">
            <text:p>35.301</text:p>
          </table:table-cell>
          <table:table-cell table:style-name="ce4" office:value-type="float" office:value="35.0949036971955" calcext:value-type="float">
            <text:p>35.095</text:p>
          </table:table-cell>
          <table:table-cell table:formula="of:=[.R32]/[.R$48]" office:value-type="float" office:value="0.997081219895814" calcext:value-type="float">
            <text:p>0.997</text:p>
          </table:table-cell>
          <table:table-cell table:formula="of:=[.S32]/[.S$48]" office:value-type="float" office:value="1.00287371428494" calcext:value-type="float">
            <text:p>1.003</text:p>
          </table:table-cell>
        </table:table-row>
        <table:table-row table:style-name="ro1">
          <table:table-cell table:style-name="ce1" office:value-type="date" office:date-value="2018-01-27T16:55:00" calcext:value-type="date">
            <text:p>2018-01-27T16:55: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C33]+[.D32]" office:value-type="float" office:value="14874" calcext:value-type="float">
            <text:p>14874</text:p>
          </table:table-cell>
          <table:table-cell table:style-name="ce2" table:formula="of:=[.D33]/[.$D$39]*100" office:value-type="float" office:value="99.932813759742" calcext:value-type="float">
            <text:p>99.93</text:p>
          </table:table-cell>
          <table:table-cell table:style-name="ce4" office:value-type="float" office:value="51.4038042824725" calcext:value-type="float">
            <text:p>51.404</text:p>
          </table:table-cell>
          <table:table-cell table:style-name="ce4" office:value-type="float" office:value="48.5961957175275" calcext:value-type="float">
            <text:p>48.596</text:p>
          </table:table-cell>
          <table:table-cell table:formula="of:=[.F33]/[.F$39]" office:value-type="float" office:value="1.00062107996599" calcext:value-type="float">
            <text:p>1.001</text:p>
          </table:table-cell>
          <table:table-cell table:formula="of:=[.G33]/[.G$39]" office:value-type="float" office:value="0.999343876161345" calcext:value-type="float">
            <text:p>0.999</text:p>
          </table:table-cell>
          <table:table-cell table:number-columns-repeated="3"/>
          <table:table-cell table:style-name="ce1" office:value-type="date" office:date-value="2023-01-14T16:55:01" calcext:value-type="date">
            <text:p>2023-01-14T16:55:01</text:p>
          </table:table-cell>
          <table:table-cell office:value-type="float" office:value="32" calcext:value-type="float">
            <text:p>32</text:p>
          </table:table-cell>
          <table:table-cell office:value-type="float" office:value="99.1879899823245" calcext:value-type="float">
            <text:p>99.1879899823245</text:p>
          </table:table-cell>
          <table:table-cell office:value-type="float" office:value="14794" calcext:value-type="float">
            <text:p>14794</text:p>
          </table:table-cell>
          <table:table-cell table:style-name="ce5" table:formula="of:=[.P33]/[.$P$48]" office:value-type="percentage" office:value="0.995357599407926" calcext:value-type="percentage">
            <text:p>99.54%</text:p>
          </table:table-cell>
          <table:table-cell table:style-name="ce4" office:value-type="float" office:value="35.3282260916223" calcext:value-type="float">
            <text:p>35.328</text:p>
          </table:table-cell>
          <table:table-cell table:style-name="ce4" office:value-type="float" office:value="35.0706464006456" calcext:value-type="float">
            <text:p>35.071</text:p>
          </table:table-cell>
          <table:table-cell table:formula="of:=[.R33]/[.R$48]" office:value-type="float" office:value="0.997852780636766" calcext:value-type="float">
            <text:p>0.998</text:p>
          </table:table-cell>
          <table:table-cell table:formula="of:=[.S33]/[.S$48]" office:value-type="float" office:value="1.00218053657174" calcext:value-type="float">
            <text:p>1.002</text:p>
          </table:table-cell>
        </table:table-row>
        <table:table-row table:style-name="ro1">
          <table:table-cell table:style-name="ce1" office:value-type="date" office:date-value="2018-01-27T17:00:00" calcext:value-type="date">
            <text:p>2018-01-27T17:00: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C34]+[.D33]" office:value-type="float" office:value="14876" calcext:value-type="float">
            <text:p>14876</text:p>
          </table:table-cell>
          <table:table-cell table:style-name="ce2" table:formula="of:=[.D34]/[.$D$39]*100" office:value-type="float" office:value="99.9462510077936" calcext:value-type="float">
            <text:p>99.95</text:p>
          </table:table-cell>
          <table:table-cell table:style-name="ce4" office:value-type="float" office:value="51.3902654031647" calcext:value-type="float">
            <text:p>51.390</text:p>
          </table:table-cell>
          <table:table-cell table:style-name="ce4" office:value-type="float" office:value="48.6097345968353" calcext:value-type="float">
            <text:p>48.610</text:p>
          </table:table-cell>
          <table:table-cell table:formula="of:=[.F34]/[.F$39]" office:value-type="float" office:value="1.00035753355685" calcext:value-type="float">
            <text:p>1.000</text:p>
          </table:table-cell>
          <table:table-cell table:formula="of:=[.G34]/[.G$39]" office:value-type="float" office:value="0.999622292937114" calcext:value-type="float">
            <text:p>1.000</text:p>
          </table:table-cell>
          <table:table-cell table:number-columns-repeated="3"/>
          <table:table-cell table:style-name="ce1" office:value-type="date" office:date-value="2023-01-14T17:00:00" calcext:value-type="date">
            <text:p>2023-01-14T17:00:00</text:p>
          </table:table-cell>
          <table:table-cell office:value-type="float" office:value="33" calcext:value-type="float">
            <text:p>33</text:p>
          </table:table-cell>
          <table:table-cell office:value-type="float" office:value="99.3946115352508" calcext:value-type="float">
            <text:p>99.3946115352508</text:p>
          </table:table-cell>
          <table:table-cell office:value-type="float" office:value="14810" calcext:value-type="float">
            <text:p>14810</text:p>
          </table:table-cell>
          <table:table-cell table:style-name="ce5" table:formula="of:=[.P34]/[.$P$48]" office:value-type="percentage" office:value="0.996434098095943" calcext:value-type="percentage">
            <text:p>99.64%</text:p>
          </table:table-cell>
          <table:table-cell table:style-name="ce4" office:value-type="float" office:value="35.3536262872677" calcext:value-type="float">
            <text:p>35.354</text:p>
          </table:table-cell>
          <table:table-cell table:style-name="ce4" office:value-type="float" office:value="35.0443140123061" calcext:value-type="float">
            <text:p>35.044</text:p>
          </table:table-cell>
          <table:table-cell table:formula="of:=[.R34]/[.R$48]" office:value-type="float" office:value="0.998570214220545" calcext:value-type="float">
            <text:p>0.999</text:p>
          </table:table-cell>
          <table:table-cell table:formula="of:=[.S34]/[.S$48]" office:value-type="float" office:value="1.00142806093232" calcext:value-type="float">
            <text:p>1.001</text:p>
          </table:table-cell>
        </table:table-row>
        <table:table-row table:style-name="ro1">
          <table:table-cell table:style-name="ce1" office:value-type="date" office:date-value="2018-01-27T17:05:00" calcext:value-type="date">
            <text:p>2018-01-27T17:05: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5]+[.D34]" office:value-type="float" office:value="14877" calcext:value-type="float">
            <text:p>14877</text:p>
          </table:table-cell>
          <table:table-cell table:style-name="ce2" table:formula="of:=[.D35]/[.$D$39]*100" office:value-type="float" office:value="99.9529696318194" calcext:value-type="float">
            <text:p>99.95</text:p>
          </table:table-cell>
          <table:table-cell table:style-name="ce4" office:value-type="float" office:value="51.3894112005933" calcext:value-type="float">
            <text:p>51.389</text:p>
          </table:table-cell>
          <table:table-cell table:style-name="ce4" office:value-type="float" office:value="48.6105887994067" calcext:value-type="float">
            <text:p>48.611</text:p>
          </table:table-cell>
          <table:table-cell table:formula="of:=[.F35]/[.F$39]" office:value-type="float" office:value="1.0003409057389" calcext:value-type="float">
            <text:p>1.000</text:p>
          </table:table-cell>
          <table:table-cell table:formula="of:=[.G35]/[.G$39]" office:value-type="float" office:value="0.99963985896458" calcext:value-type="float">
            <text:p>1.000</text:p>
          </table:table-cell>
          <table:table-cell table:number-columns-repeated="3"/>
          <table:table-cell table:style-name="ce1" office:value-type="date" office:date-value="2023-01-14T17:05:00" calcext:value-type="date">
            <text:p>2023-01-14T17:05:00</text:p>
          </table:table-cell>
          <table:table-cell office:value-type="float" office:value="34" calcext:value-type="float">
            <text:p>34</text:p>
          </table:table-cell>
          <table:table-cell office:value-type="float" office:value="99.5289453924756" calcext:value-type="float">
            <text:p>99.5289453924756</text:p>
          </table:table-cell>
          <table:table-cell office:value-type="float" office:value="14819" calcext:value-type="float">
            <text:p>14819</text:p>
          </table:table-cell>
          <table:table-cell table:style-name="ce5" table:formula="of:=[.P35]/[.$P$48]" office:value-type="percentage" office:value="0.997039628607953" calcext:value-type="percentage">
            <text:p>99.70%</text:p>
          </table:table-cell>
          <table:table-cell table:style-name="ce4" office:value-type="float" office:value="35.3725063593725" calcext:value-type="float">
            <text:p>35.373</text:p>
          </table:table-cell>
          <table:table-cell table:style-name="ce4" office:value-type="float" office:value="35.0257608861521" calcext:value-type="float">
            <text:p>35.026</text:p>
          </table:table-cell>
          <table:table-cell table:formula="of:=[.R35]/[.R$48]" office:value-type="float" office:value="0.999103485616611" calcext:value-type="float">
            <text:p>0.999</text:p>
          </table:table-cell>
          <table:table-cell table:formula="of:=[.S35]/[.S$48]" office:value-type="float" office:value="1.00089788587619" calcext:value-type="float">
            <text:p>1.001</text:p>
          </table:table-cell>
        </table:table-row>
        <table:table-row table:style-name="ro1">
          <table:table-cell table:style-name="ce1" office:value-type="date" office:date-value="2018-01-27T17:15:00" calcext:value-type="date">
            <text:p>2018-01-27T17:15: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6]+[.D35]" office:value-type="float" office:value="14878" calcext:value-type="float">
            <text:p>14878</text:p>
          </table:table-cell>
          <table:table-cell table:style-name="ce2" table:formula="of:=[.D36]/[.$D$39]*100" office:value-type="float" office:value="99.9596882558452" calcext:value-type="float">
            <text:p>99.96</text:p>
          </table:table-cell>
          <table:table-cell table:style-name="ce4" office:value-type="float" office:value="51.3852354932769" calcext:value-type="float">
            <text:p>51.385</text:p>
          </table:table-cell>
          <table:table-cell table:style-name="ce4" office:value-type="float" office:value="48.6147645067231" calcext:value-type="float">
            <text:p>48.615</text:p>
          </table:table-cell>
          <table:table-cell table:formula="of:=[.F36]/[.F$39]" office:value-type="float" office:value="1.00025962185685" calcext:value-type="float">
            <text:p>1.000</text:p>
          </table:table-cell>
          <table:table-cell table:formula="of:=[.G36]/[.G$39]" office:value-type="float" office:value="0.999725729215814" calcext:value-type="float">
            <text:p>1.000</text:p>
          </table:table-cell>
          <table:table-cell table:number-columns-repeated="3"/>
          <table:table-cell table:style-name="ce1" office:value-type="date" office:date-value="2023-01-14T17:10:00" calcext:value-type="date">
            <text:p>2023-01-14T17:10:00</text:p>
          </table:table-cell>
          <table:table-cell office:value-type="float" office:value="35" calcext:value-type="float">
            <text:p>35</text:p>
          </table:table-cell>
          <table:table-cell office:value-type="float" office:value="99.6380764943732" calcext:value-type="float">
            <text:p>99.6380764943732</text:p>
          </table:table-cell>
          <table:table-cell office:value-type="float" office:value="14827" calcext:value-type="float">
            <text:p>14827</text:p>
          </table:table-cell>
          <table:table-cell table:style-name="ce5" table:formula="of:=[.P36]/[.$P$48]" office:value-type="percentage" office:value="0.997577877951961" calcext:value-type="percentage">
            <text:p>99.76%</text:p>
          </table:table-cell>
          <table:table-cell table:style-name="ce4" office:value-type="float" office:value="35.3800524967448" calcext:value-type="float">
            <text:p>35.380</text:p>
          </table:table-cell>
          <table:table-cell table:style-name="ce4" office:value-type="float" office:value="35.0205478774092" calcext:value-type="float">
            <text:p>35.021</text:p>
          </table:table-cell>
          <table:table-cell table:formula="of:=[.R36]/[.R$48]" office:value-type="float" office:value="0.999316627769304" calcext:value-type="float">
            <text:p>0.999</text:p>
          </table:table-cell>
          <table:table-cell table:formula="of:=[.S36]/[.S$48]" office:value-type="float" office:value="1.00074891867896" calcext:value-type="float">
            <text:p>1.001</text:p>
          </table:table-cell>
        </table:table-row>
        <table:table-row table:style-name="ro1">
          <table:table-cell table:style-name="ce1" office:value-type="date" office:date-value="2018-01-27T17:20:00" calcext:value-type="date">
            <text:p>2018-01-27T17:20:0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C37]+[.D36]" office:value-type="float" office:value="14882" calcext:value-type="float">
            <text:p>14882</text:p>
          </table:table-cell>
          <table:table-cell table:style-name="ce2" table:formula="of:=[.D37]/[.$D$39]*100" office:value-type="float" office:value="99.9865627519484" calcext:value-type="float">
            <text:p>99.99</text:p>
          </table:table-cell>
          <table:table-cell table:style-name="ce4" office:value-type="float" office:value="51.3770453015303" calcext:value-type="float">
            <text:p>51.377</text:p>
          </table:table-cell>
          <table:table-cell table:style-name="ce4" office:value-type="float" office:value="48.6229546984697" calcext:value-type="float">
            <text:p>48.623</text:p>
          </table:table-cell>
          <table:table-cell table:formula="of:=[.F37]/[.F$39]" office:value-type="float" office:value="1.00010019244058" calcext:value-type="float">
            <text:p>1.000</text:p>
          </table:table-cell>
          <table:table-cell table:formula="of:=[.G37]/[.G$39]" office:value-type="float" office:value="0.99989415429201" calcext:value-type="float">
            <text:p>1.000</text:p>
          </table:table-cell>
          <table:table-cell table:number-columns-repeated="3"/>
          <table:table-cell table:style-name="ce1" office:value-type="date" office:date-value="2023-01-14T17:15:00" calcext:value-type="date">
            <text:p>2023-01-14T17:15:00</text:p>
          </table:table-cell>
          <table:table-cell office:value-type="float" office:value="36" calcext:value-type="float">
            <text:p>36</text:p>
          </table:table-cell>
          <table:table-cell office:value-type="float" office:value="99.7195983602352" calcext:value-type="float">
            <text:p>99.7195983602352</text:p>
          </table:table-cell>
          <table:table-cell office:value-type="float" office:value="14835" calcext:value-type="float">
            <text:p>14835</text:p>
          </table:table-cell>
          <table:table-cell table:style-name="ce5" table:formula="of:=[.P37]/[.$P$48]" office:value-type="percentage" office:value="0.99811612729597" calcext:value-type="percentage">
            <text:p>99.81%</text:p>
          </table:table-cell>
          <table:table-cell table:style-name="ce4" office:value-type="float" office:value="35.3859106443934" calcext:value-type="float">
            <text:p>35.386</text:p>
          </table:table-cell>
          <table:table-cell table:style-name="ce4" office:value-type="float" office:value="35.0158223921644" calcext:value-type="float">
            <text:p>35.016</text:p>
          </table:table-cell>
          <table:table-cell table:formula="of:=[.R37]/[.R$48]" office:value-type="float" office:value="0.999482092316134" calcext:value-type="float">
            <text:p>0.999</text:p>
          </table:table-cell>
          <table:table-cell table:formula="of:=[.S37]/[.S$48]" office:value-type="float" office:value="1.00061388297748" calcext:value-type="float">
            <text:p>1.001</text:p>
          </table:table-cell>
        </table:table-row>
        <table:table-row table:style-name="ro1">
          <table:table-cell table:style-name="ce1" office:value-type="date" office:date-value="2018-01-27T17:35:00" calcext:value-type="date">
            <text:p>2018-01-27T17:35: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38]+[.D37]" office:value-type="float" office:value="14883" calcext:value-type="float">
            <text:p>14883</text:p>
          </table:table-cell>
          <table:table-cell table:style-name="ce2" table:formula="of:=[.D38]/[.$D$39]*100" office:value-type="float" office:value="99.9932813759742" calcext:value-type="float">
            <text:p>99.99</text:p>
          </table:table-cell>
          <table:table-cell table:style-name="ce4" office:value-type="float" office:value="51.3718982256698" calcext:value-type="float">
            <text:p>51.372</text:p>
          </table:table-cell>
          <table:table-cell table:style-name="ce4" office:value-type="float" office:value="48.6281017743302" calcext:value-type="float">
            <text:p>48.628</text:p>
          </table:table-cell>
          <table:table-cell table:formula="of:=[.F38]/[.F$39]" office:value-type="float" office:value="1" calcext:value-type="float">
            <text:p>1.000</text:p>
          </table:table-cell>
          <table:table-cell table:formula="of:=[.G38]/[.G$39]" office:value-type="float" office:value="1" calcext:value-type="float">
            <text:p>1.000</text:p>
          </table:table-cell>
          <table:table-cell table:number-columns-repeated="3"/>
          <table:table-cell table:style-name="ce1" office:value-type="date" office:date-value="2023-01-14T17:20:00" calcext:value-type="date">
            <text:p>2023-01-14T17:20:00</text:p>
          </table:table-cell>
          <table:table-cell office:value-type="float" office:value="37" calcext:value-type="float">
            <text:p>37</text:p>
          </table:table-cell>
          <table:table-cell office:value-type="float" office:value="99.772671520047" calcext:value-type="float">
            <text:p>99.772671520047</text:p>
          </table:table-cell>
          <table:table-cell office:value-type="float" office:value="14841" calcext:value-type="float">
            <text:p>14841</text:p>
          </table:table-cell>
          <table:table-cell table:style-name="ce5" table:formula="of:=[.P38]/[.$P$48]" office:value-type="percentage" office:value="0.998519814303976" calcext:value-type="percentage">
            <text:p>99.85%</text:p>
          </table:table-cell>
          <table:table-cell table:style-name="ce4" office:value-type="float" office:value="35.386961176549" calcext:value-type="float">
            <text:p>35.387</text:p>
          </table:table-cell>
          <table:table-cell table:style-name="ce4" office:value-type="float" office:value="35.0157805244551" calcext:value-type="float">
            <text:p>35.016</text:p>
          </table:table-cell>
          <table:table-cell table:formula="of:=[.R38]/[.R$48]" office:value-type="float" office:value="0.999511764806054" calcext:value-type="float">
            <text:p>1.000</text:p>
          </table:table-cell>
          <table:table-cell table:formula="of:=[.S38]/[.S$48]" office:value-type="float" office:value="1.00061268656374" calcext:value-type="float">
            <text:p>1.001</text:p>
          </table:table-cell>
        </table:table-row>
        <table:table-row table:style-name="ro1">
          <table:table-cell table:style-name="ce1" office:value-type="date" office:date-value="2018-01-27T19:50:00" calcext:value-type="date">
            <text:p>2018-01-27T19:50: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39]+[.D38]" office:value-type="float" office:value="14884" calcext:value-type="float">
            <text:p>14884</text:p>
          </table:table-cell>
          <table:table-cell table:style-name="ce2" table:formula="of:=[.D39]/[.$D$39]*100" office:value-type="float" office:value="100" calcext:value-type="float">
            <text:p>100.00</text:p>
          </table:table-cell>
          <table:table-cell table:style-name="ce4" office:value-type="float" office:value="51.3718982256698" calcext:value-type="float">
            <text:p>51.372</text:p>
          </table:table-cell>
          <table:table-cell table:style-name="ce4" office:value-type="float" office:value="48.6281017743302" calcext:value-type="float">
            <text:p>48.628</text:p>
          </table:table-cell>
          <table:table-cell table:formula="of:=[.F39]/[.F$39]" office:value-type="float" office:value="1" calcext:value-type="float">
            <text:p>1.000</text:p>
          </table:table-cell>
          <table:table-cell table:formula="of:=[.G39]/[.G$39]" office:value-type="float" office:value="1" calcext:value-type="float">
            <text:p>1.000</text:p>
          </table:table-cell>
          <table:table-cell table:number-columns-repeated="3"/>
          <table:table-cell table:style-name="ce1" office:value-type="date" office:date-value="2023-01-14T17:25:00" calcext:value-type="date">
            <text:p>2023-01-14T17:25:00</text:p>
          </table:table-cell>
          <table:table-cell office:value-type="float" office:value="38" calcext:value-type="float">
            <text:p>38</text:p>
          </table:table-cell>
          <table:table-cell office:value-type="float" office:value="99.8139734447652" calcext:value-type="float">
            <text:p>99.8139734447652</text:p>
          </table:table-cell>
          <table:table-cell office:value-type="float" office:value="14846" calcext:value-type="float">
            <text:p>14846</text:p>
          </table:table-cell>
          <table:table-cell table:style-name="ce5" table:formula="of:=[.P39]/[.$P$48]" office:value-type="percentage" office:value="0.998856220143982" calcext:value-type="percentage">
            <text:p>99.89%</text:p>
          </table:table-cell>
          <table:table-cell table:style-name="ce4" office:value-type="float" office:value="35.3921701041778" calcext:value-type="float">
            <text:p>35.392</text:p>
          </table:table-cell>
          <table:table-cell table:style-name="ce4" office:value-type="float" office:value="35.0081755986399" calcext:value-type="float">
            <text:p>35.008</text:p>
          </table:table-cell>
          <table:table-cell table:formula="of:=[.R39]/[.R$48]" office:value-type="float" office:value="0.999658892004149" calcext:value-type="float">
            <text:p>1.000</text:p>
          </table:table-cell>
          <table:table-cell table:formula="of:=[.S39]/[.S$48]" office:value-type="float" office:value="1.00039536782524" calcext:value-type="float">
            <text:p>1.000</text:p>
          </table:table-cell>
        </table:table-row>
        <table:table-row table:style-name="ro1">
          <table:table-cell table:number-columns-repeated="12"/>
          <table:table-cell table:style-name="ce1" office:value-type="date" office:date-value="2023-01-14T17:30:00" calcext:value-type="date">
            <text:p>2023-01-14T17:30:00</text:p>
          </table:table-cell>
          <table:table-cell office:value-type="float" office:value="39" calcext:value-type="float">
            <text:p>39</text:p>
          </table:table-cell>
          <table:table-cell office:value-type="float" office:value="99.8589690375476" calcext:value-type="float">
            <text:p>99.8589690375476</text:p>
          </table:table-cell>
          <table:table-cell office:value-type="float" office:value="14850" calcext:value-type="float">
            <text:p>14850</text:p>
          </table:table-cell>
          <table:table-cell table:style-name="ce5" table:formula="of:=[.P40]/[.$P$48]" office:value-type="percentage" office:value="0.999125344815986" calcext:value-type="percentage">
            <text:p>99.91%</text:p>
          </table:table-cell>
          <table:table-cell table:style-name="ce4" office:value-type="float" office:value="35.3951642032411" calcext:value-type="float">
            <text:p>35.395</text:p>
          </table:table-cell>
          <table:table-cell table:style-name="ce4" office:value-type="float" office:value="35.0055795997768" calcext:value-type="float">
            <text:p>35.006</text:p>
          </table:table-cell>
          <table:table-cell table:formula="of:=[.R40]/[.R$48]" office:value-type="float" office:value="0.999743460928388" calcext:value-type="float">
            <text:p>1.000</text:p>
          </table:table-cell>
          <table:table-cell table:formula="of:=[.S40]/[.S$48]" office:value-type="float" office:value="1.00032118443256" calcext:value-type="float">
            <text:p>1.000</text:p>
          </table:table-cell>
        </table:table-row>
        <table:table-row table:style-name="ro1">
          <table:table-cell table:number-columns-repeated="12"/>
          <table:table-cell table:style-name="ce1" office:value-type="date" office:date-value="2023-01-14T17:35:00" calcext:value-type="date">
            <text:p>2023-01-14T17:35:00</text:p>
          </table:table-cell>
          <table:table-cell office:value-type="float" office:value="40" calcext:value-type="float">
            <text:p>40</text:p>
          </table:table-cell>
          <table:table-cell office:value-type="float" office:value="99.885589564455" calcext:value-type="float">
            <text:p>99.885589564455</text:p>
          </table:table-cell>
          <table:table-cell office:value-type="float" office:value="14853" calcext:value-type="float">
            <text:p>14853</text:p>
          </table:table-cell>
          <table:table-cell table:style-name="ce5" table:formula="of:=[.P41]/[.$P$48]" office:value-type="percentage" office:value="0.999327188319989" calcext:value-type="percentage">
            <text:p>99.93%</text:p>
          </table:table-cell>
          <table:table-cell table:style-name="ce4" office:value-type="float" office:value="35.3949272520614" calcext:value-type="float">
            <text:p>35.395</text:p>
          </table:table-cell>
          <table:table-cell table:style-name="ce4" office:value-type="float" office:value="35.0062000013281" calcext:value-type="float">
            <text:p>35.006</text:p>
          </table:table-cell>
          <table:table-cell table:formula="of:=[.R41]/[.R$48]" office:value-type="float" office:value="0.999736768195135" calcext:value-type="float">
            <text:p>1.000</text:p>
          </table:table-cell>
          <table:table-cell table:formula="of:=[.S41]/[.S$48]" office:value-type="float" office:value="1.00033891305816" calcext:value-type="float">
            <text:p>1.000</text:p>
          </table:table-cell>
        </table:table-row>
        <table:table-row table:style-name="ro1">
          <table:table-cell table:number-columns-repeated="12"/>
          <table:table-cell table:style-name="ce1" office:value-type="date" office:date-value="2023-01-14T17:40:00" calcext:value-type="date">
            <text:p>2023-01-14T17:40:00</text:p>
          </table:table-cell>
          <table:table-cell office:value-type="float" office:value="41" calcext:value-type="float">
            <text:p>41</text:p>
          </table:table-cell>
          <table:table-cell office:value-type="float" office:value="99.9054756763563" calcext:value-type="float">
            <text:p>99.9054756763563</text:p>
          </table:table-cell>
          <table:table-cell office:value-type="float" office:value="14855" calcext:value-type="float">
            <text:p>14855</text:p>
          </table:table-cell>
          <table:table-cell table:style-name="ce5" table:formula="of:=[.P42]/[.$P$48]" office:value-type="percentage" office:value="0.999461750655991" calcext:value-type="percentage">
            <text:p>99.95%</text:p>
          </table:table-cell>
          <table:table-cell table:style-name="ce4" office:value-type="float" office:value="35.3959358044656" calcext:value-type="float">
            <text:p>35.396</text:p>
          </table:table-cell>
          <table:table-cell table:style-name="ce4" office:value-type="float" office:value="35.0052064352006" calcext:value-type="float">
            <text:p>35.005</text:p>
          </table:table-cell>
          <table:table-cell table:formula="of:=[.R42]/[.R$48]" office:value-type="float" office:value="0.999765254958618" calcext:value-type="float">
            <text:p>1.000</text:p>
          </table:table-cell>
          <table:table-cell table:formula="of:=[.S42]/[.S$48]" office:value-type="float" office:value="1.00031052086306" calcext:value-type="float">
            <text:p>1.000</text:p>
          </table:table-cell>
        </table:table-row>
        <table:table-row table:style-name="ro1">
          <table:table-cell table:number-columns-repeated="12"/>
          <table:table-cell table:style-name="ce1" office:value-type="date" office:date-value="2023-01-14T17:45:01" calcext:value-type="date">
            <text:p>2023-01-14T17:45:01</text:p>
          </table:table-cell>
          <table:table-cell office:value-type="float" office:value="42" calcext:value-type="float">
            <text:p>42</text:p>
          </table:table-cell>
          <table:table-cell office:value-type="float" office:value="99.9178811776832" calcext:value-type="float">
            <text:p>99.9178811776832</text:p>
          </table:table-cell>
          <table:table-cell office:value-type="float" office:value="14856" calcext:value-type="float">
            <text:p>14856</text:p>
          </table:table-cell>
          <table:table-cell table:style-name="ce5" table:formula="of:=[.P43]/[.$P$48]" office:value-type="percentage" office:value="0.999529031823992" calcext:value-type="percentage">
            <text:p>99.95%</text:p>
          </table:table-cell>
          <table:table-cell table:style-name="ce4" office:value-type="float" office:value="35.3967533170052" calcext:value-type="float">
            <text:p>35.397</text:p>
          </table:table-cell>
          <table:table-cell table:style-name="ce4" office:value-type="float" office:value="35.0044414525766" calcext:value-type="float">
            <text:p>35.004</text:p>
          </table:table-cell>
          <table:table-cell table:formula="of:=[.R43]/[.R$48]" office:value-type="float" office:value="0.999788345763085" calcext:value-type="float">
            <text:p>1.000</text:p>
          </table:table-cell>
          <table:table-cell table:formula="of:=[.S43]/[.S$48]" office:value-type="float" office:value="1.00028866068153" calcext:value-type="float">
            <text:p>1.000</text:p>
          </table:table-cell>
        </table:table-row>
        <table:table-row table:style-name="ro1">
          <table:table-cell table:number-columns-repeated="12"/>
          <table:table-cell table:style-name="ce1" office:value-type="date" office:date-value="2023-01-14T17:50:00" calcext:value-type="date">
            <text:p>2023-01-14T17:50:00</text:p>
          </table:table-cell>
          <table:table-cell office:value-type="float" office:value="43" calcext:value-type="float">
            <text:p>43</text:p>
          </table:table-cell>
          <table:table-cell office:value-type="float" office:value="99.930025510561" calcext:value-type="float">
            <text:p>99.930025510561</text:p>
          </table:table-cell>
          <table:table-cell office:value-type="float" office:value="14858" calcext:value-type="float">
            <text:p>14858</text:p>
          </table:table-cell>
          <table:table-cell table:style-name="ce5" table:formula="of:=[.P44]/[.$P$48]" office:value-type="percentage" office:value="0.999663594159995" calcext:value-type="percentage">
            <text:p>99.97%</text:p>
          </table:table-cell>
          <table:table-cell table:style-name="ce4" office:value-type="float" office:value="35.3965356900419" calcext:value-type="float">
            <text:p>35.397</text:p>
          </table:table-cell>
          <table:table-cell table:style-name="ce4" office:value-type="float" office:value="35.0053315843632" calcext:value-type="float">
            <text:p>35.005</text:p>
          </table:table-cell>
          <table:table-cell table:formula="of:=[.R44]/[.R$48]" office:value-type="float" office:value="0.999782198846172" calcext:value-type="float">
            <text:p>1.000</text:p>
          </table:table-cell>
          <table:table-cell table:formula="of:=[.S44]/[.S$48]" office:value-type="float" office:value="1.00031409713176" calcext:value-type="float">
            <text:p>1.000</text:p>
          </table:table-cell>
        </table:table-row>
        <table:table-row table:style-name="ro1">
          <table:table-cell table:number-columns-repeated="12"/>
          <table:table-cell table:style-name="ce1" office:value-type="date" office:date-value="2023-01-14T18:00:00" calcext:value-type="date">
            <text:p>2023-01-14T18:00:00</text:p>
          </table:table-cell>
          <table:table-cell office:value-type="float" office:value="44" calcext:value-type="float">
            <text:p>44</text:p>
          </table:table-cell>
          <table:table-cell office:value-type="float" office:value="99.9635110366988" calcext:value-type="float">
            <text:p>99.9635110366988</text:p>
          </table:table-cell>
          <table:table-cell office:value-type="float" office:value="14860" calcext:value-type="float">
            <text:p>14860</text:p>
          </table:table-cell>
          <table:table-cell table:style-name="ce5" table:formula="of:=[.P45]/[.$P$48]" office:value-type="percentage" office:value="0.999798156495997" calcext:value-type="percentage">
            <text:p>99.98%</text:p>
          </table:table-cell>
          <table:table-cell table:style-name="ce4" office:value-type="float" office:value="35.3987515745196" calcext:value-type="float">
            <text:p>35.399</text:p>
          </table:table-cell>
          <table:table-cell table:style-name="ce4" office:value-type="float" office:value="35.0043326188816" calcext:value-type="float">
            <text:p>35.004</text:p>
          </table:table-cell>
          <table:table-cell table:formula="of:=[.R45]/[.R$48]" office:value-type="float" office:value="0.999844786944479" calcext:value-type="float">
            <text:p>1.000</text:p>
          </table:table-cell>
          <table:table-cell table:formula="of:=[.S45]/[.S$48]" office:value-type="float" office:value="1.00028555064445" calcext:value-type="float">
            <text:p>1.000</text:p>
          </table:table-cell>
        </table:table-row>
        <table:table-row table:style-name="ro1">
          <table:table-cell table:number-columns-repeated="12"/>
          <table:table-cell table:style-name="ce1" office:value-type="date" office:date-value="2023-01-14T18:05:00" calcext:value-type="date">
            <text:p>2023-01-14T18:05:00</text:p>
          </table:table-cell>
          <table:table-cell office:value-type="float" office:value="45" calcext:value-type="float">
            <text:p>45</text:p>
          </table:table-cell>
          <table:table-cell office:value-type="float" office:value="99.9635110366988" calcext:value-type="float">
            <text:p>99.9635110366988</text:p>
          </table:table-cell>
          <table:table-cell office:value-type="float" office:value="14861" calcext:value-type="float">
            <text:p>14861</text:p>
          </table:table-cell>
          <table:table-cell table:style-name="ce5" table:formula="of:=[.P46]/[.$P$48]" office:value-type="percentage" office:value="0.999865437663998" calcext:value-type="percentage">
            <text:p>99.99%</text:p>
          </table:table-cell>
          <table:table-cell table:style-name="ce4" office:value-type="float" office:value="35.3987515745196" calcext:value-type="float">
            <text:p>35.399</text:p>
          </table:table-cell>
          <table:table-cell table:style-name="ce4" office:value-type="float" office:value="35.0043326188816" calcext:value-type="float">
            <text:p>35.004</text:p>
          </table:table-cell>
          <table:table-cell table:formula="of:=[.R46]/[.R$48]" office:value-type="float" office:value="0.999844786944479" calcext:value-type="float">
            <text:p>1.000</text:p>
          </table:table-cell>
          <table:table-cell table:formula="of:=[.S46]/[.S$48]" office:value-type="float" office:value="1.00028555064445" calcext:value-type="float">
            <text:p>1.000</text:p>
          </table:table-cell>
        </table:table-row>
        <table:table-row table:style-name="ro1">
          <table:table-cell table:number-columns-repeated="12"/>
          <table:table-cell table:style-name="ce1" office:value-type="date" office:date-value="2023-01-14T18:30:00" calcext:value-type="date">
            <text:p>2023-01-14T18:30:00</text:p>
          </table:table-cell>
          <table:table-cell office:value-type="float" office:value="46" calcext:value-type="float">
            <text:p>46</text:p>
          </table:table-cell>
          <table:table-cell office:value-type="float" office:value="99.9783416736234" calcext:value-type="float">
            <text:p>99.9783416736234</text:p>
          </table:table-cell>
          <table:table-cell office:value-type="float" office:value="14862" calcext:value-type="float">
            <text:p>14862</text:p>
          </table:table-cell>
          <table:table-cell table:style-name="ce5" table:formula="of:=[.P47]/[.$P$48]" office:value-type="percentage" office:value="0.999932718831999" calcext:value-type="percentage">
            <text:p>99.99%</text:p>
          </table:table-cell>
          <table:table-cell table:style-name="ce4" office:value-type="float" office:value="35.39977956329" calcext:value-type="float">
            <text:p>35.400</text:p>
          </table:table-cell>
          <table:table-cell table:style-name="ce4" office:value-type="float" office:value="35.0030508627137" calcext:value-type="float">
            <text:p>35.003</text:p>
          </table:table-cell>
          <table:table-cell table:formula="of:=[.R47]/[.R$48]" office:value-type="float" office:value="0.999873822691995" calcext:value-type="float">
            <text:p>1.000</text:p>
          </table:table-cell>
          <table:table-cell table:formula="of:=[.S47]/[.S$48]" office:value-type="float" office:value="1.00024892311642" calcext:value-type="float">
            <text:p>1.000</text:p>
          </table:table-cell>
        </table:table-row>
        <table:table-row table:style-name="ro1">
          <table:table-cell table:number-columns-repeated="12"/>
          <table:table-cell table:style-name="ce1" office:value-type="date" office:date-value="2023-01-14T19:15:00" calcext:value-type="date">
            <text:p>2023-01-14T19:15:0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4863" calcext:value-type="float">
            <text:p>14863</text:p>
          </table:table-cell>
          <table:table-cell table:style-name="ce5" table:formula="of:=[.P48]/[.$P$48]" office:value-type="percentage" office:value="1" calcext:value-type="percentage">
            <text:p>100.00%</text:p>
          </table:table-cell>
          <table:table-cell table:style-name="ce4" office:value-type="float" office:value="35.4042467758401" calcext:value-type="float">
            <text:p>35.404</text:p>
          </table:table-cell>
          <table:table-cell table:style-name="ce4" office:value-type="float" office:value="34.9943399625532" calcext:value-type="float">
            <text:p>34.994</text:p>
          </table:table-cell>
          <table:table-cell table:formula="of:=[.R48]/[.R$48]" office:value-type="float" office:value="1" calcext:value-type="float">
            <text:p>1.000</text:p>
          </table:table-cell>
          <table:table-cell table:formula="of:=[.S48]/[.S$48]" office:value-type="float" office:value="1" calcext:value-type="float">
            <text:p>1.000</text:p>
          </table:table-cell>
        </table:table-row>
        <table:table-row table:style-name="ro1" table:number-rows-repeated="104852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11:21:36.540454673</meta:creation-date>
    <dc:date>2023-01-28T11:33:56.834096480</dc:date>
    <meta:editing-duration>PT12M20S</meta:editing-duration>
    <meta:editing-cycles>2</meta:editing-cycles>
    <meta:generator>LibreOffice/7.3.7.2$Linux_X86_64 LibreOffice_project/30$Build-2</meta:generator>
    <meta:document-statistic meta:table-count="1" meta:cell-count="780" meta:object-count="0"/>
  </office:meta>
</office:document-meta>
</file>